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cfe7f5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1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7.9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style:font-weight-asian="bold" style:font-weight-complex="bold"/>
    </style:style>
    <style:style style:name="P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40pt" fo:font-weight="bold" style:font-family-asian="Helvetica" style:font-family-generic-asian="swiss" style:font-size-asian="40pt" style:font-weight-asian="bold" style:font-family-complex="Helvetica" style:font-family-generic-complex="swiss" style:font-size-complex="40pt" style:font-weight-complex="bold"/>
    </style:style>
    <style:style style:name="P3" style:family="paragraph">
      <style:text-properties fo:font-size="24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family="Arial" style:font-family-generic="roman" style:font-pitch="variable" fo:font-weight="bold" style:font-family-asian="Arial" style:font-family-generic-asian="roman" style:font-pitch-asian="variable" style:font-weight-asian="bold" style:font-family-complex="Arial" style:font-family-generic-complex="roman" style:font-pitch-complex="variable" style:font-weight-complex="bold"/>
    </style:style>
    <style:style style:name="T1" style:family="text">
      <style:text-properties fo:color="#000000" style:text-outline="false" style:text-line-through-style="none" fo:font-family="Helvetica" style:font-family-generic="swiss" fo:font-size="40pt" fo:font-style="normal" fo:text-shadow="none" style:text-underline-style="none" fo:font-weight="bold" style:letter-kerning="true" style:font-family-asian="Helvetica" style:font-family-generic-asian="swiss" style:font-size-asian="40pt" style:font-style-asian="normal" style:font-weight-asian="bold" style:font-family-complex="Helvetica" style:font-family-generic-complex="swiss" style:font-size-complex="4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5" style:family="text">
      <style:text-properties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Arial" style:font-family-generic-asian="roman" style:font-pitch-asian="variable" style:font-size-asian="44pt" style:font-style-asian="normal" style:font-weight-asian="bold" style:font-family-complex="Arial" style:font-family-generic-complex="roman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quaitons<text:line-break/></text:p>
          </draw:text-box>
        </draw:frame>
        <draw:g>
          <svg:title>TexMaths</svg:title>
          <svg:desc>28§latex§\overline{\overline{\chi}}(\boldsymbol{r})=\sum_{j}\frac{\gamma_{j}\mu_{0}m_{j}^{s}\omega}{(\omega_{0j}^{2}-\omega^{2})-i\omega\Gamma_{j}}\overline{\overline{S}}_{j}\delta(\boldsymbol{r-\boldsymbol{r_{0j}}})§svg§600§FALSE§</svg:desc>
          <draw:polygon draw:style-name="gr1" draw:layer="layout" svg:width="16.365cm" svg:height="1.794cm" svg:x="3.434cm" svg:y="4.803cm" svg:viewBox="0 0 16366 1795" draw:points="8184,1795 0,1795 0,0 16366,0 16366,1795">
            <text:p/>
          </draw:polygon>
          <draw:polygon draw:style-name="gr2" draw:layer="layout" svg:width="0.615cm" svg:height="0.038cm" svg:x="3.434cm" svg:y="5.13cm" svg:viewBox="0 0 616 39" draw:points="308,39 0,39 0,0 616,0 616,39">
            <text:p/>
          </draw:polygon>
          <draw:polygon draw:style-name="gr2" draw:layer="layout" svg:width="0.615cm" svg:height="0.038cm" svg:x="3.434cm" svg:y="5.329cm" svg:viewBox="0 0 616 39" draw:points="308,39 0,39 0,0 616,0 616,39">
            <text:p/>
          </draw:polygon>
          <draw:path draw:style-name="gr2" draw:layer="layout" svg:width="0.553cm" svg:height="0.635cm" svg:x="3.465cm" svg:y="5.475cm" svg:viewBox="0 0 554 636" svg:d="m543 39c11-11 11-14 11-17 0-5-5-11-11-11s-11 6-17 11l-224 252c-42-126-47-151-70-201-11-23-33-73-120-73-56 0-81 50-81 64 0 3 0 12 11 12 8 0 11-6 11-12 17-39 48-42 53-42 31 0 59 73 76 118 31 78 64 190 64 193s0 6-8 11l-227 255c-11 11-11 11-11 14 0 6 6 14 11 14 9 0 11-8 17-11l224-255c34 104 45 143 67 196 14 31 37 79 123 79 56 0 84-51 84-62 0-6-2-11-14-11-8 0-8 3-11 14-11 22-33 39-53 39-50 0-118-238-140-314z">
            <text:p/>
          </draw:path>
          <draw:path draw:style-name="gr2" draw:layer="layout" svg:width="0.229cm" svg:height="0.982cm" svg:x="4.148cm" svg:y="5.172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2" draw:layer="layout" svg:width="0.464cm" svg:height="0.453cm" svg:x="4.464cm" svg:y="5.463cm" svg:viewBox="0 0 465 454" svg:d="m406 50c-56 9-62 59-62 68 0 22 17 44 51 44s70-25 70-75c0-48-34-87-95-87-56 0-101 28-132 59-22-45-78-59-115-59s-64 20-87 56c-22 39-36 92-36 98 0 14 14 14 22 14 12 0 17 0 20-6 3-2 3-2 8-28 20-75 42-98 68-98 14 0 22 9 22 34 0 20-3 28-14 76-3 16-20 81-28 106-3 20-14 62-20 81-5 25-16 70-16 76 0 22 16 45 47 45 20 0 53-14 65-54 0-2 67-271 67-277 5-14 5-17 17-31 25-28 61-56 109-56 25 0 36 12 39 14z">
            <text:p/>
          </draw:path>
          <draw:path draw:style-name="gr2" draw:layer="layout" svg:width="0.229cm" svg:height="0.982cm" svg:x="5.041cm" svg:y="5.172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2" draw:layer="layout" svg:width="0.654cm" svg:height="0.229cm" svg:x="5.696cm" svg:y="5.547cm" svg:viewBox="0 0 655 230" svg:d="m622 39c14 0 33 0 33-19s-19-20-33-20h-588c-14 0-34 0-34 20s20 19 34 19zm0 191c14 0 33 0 33-20s-19-20-33-20h-588c-14 0-34 0-34 20s20 20 34 20z">
            <text:p/>
          </draw:path>
          <draw:path draw:style-name="gr2" draw:layer="layout" svg:width="0.926cm" svg:height="0.982cm" svg:x="6.735cm" svg:y="5.172cm" svg:viewBox="0 0 927 983" svg:d="m358 526-347 431c-8 9-11 12-11 17 0 9 11 9 28 9h815l84-244h-23c-25 73-92 135-176 163-14 5-81 27-227 27h-417l339-422c8-9 11-11 11-14 0-6-3-6-8-14l-320-440h390c112 0 338 9 408 191h23l-84-230h-815c-28 0-28 0-28 31z">
            <text:p/>
          </draw:path>
          <draw:path draw:style-name="gr2" draw:layer="layout" svg:width="0.301cm" svg:height="0.595cm" svg:x="7.718cm" svg:y="5.746cm" svg:viewBox="0 0 302 596" svg:d="m302 25c0-11-8-25-28-25s-39 20-39 39c0 9 9 25 28 25s39-19 39-39zm-145 465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" draw:layer="layout" svg:width="0.397cm" svg:height="0.45cm" svg:x="9.619cm" svg:y="5.007cm" svg:viewBox="0 0 398 451" svg:d="m286 207c-6-39-28-207-140-207-42 0-76 22-96 39-42 39-50 84-50 84 0 9 8 9 11 9 9 0 9 0 14-12 14-39 65-64 109-64 112 0 126 109 126 179 0 37 0 42-2 51-17 53-40 128-40 148 0 8 3 17 14 17 3 0 12 0 23-37 8-25 22-75 28-126 3-25 39-117 56-151 8-19 22-53 56-112 0-5 3-8 3-11 0-8-9-8-12-8s-8 0-11 5c-8 14-59 112-89 196z">
            <text:p/>
          </draw:path>
          <draw:path draw:style-name="gr2" draw:layer="layout" svg:width="0.231cm" svg:height="0.427cm" svg:x="10.025cm" svg:y="5.083cm" svg:viewBox="0 0 232 428" svg:d="m232 22c0-11-8-22-22-22s-31 14-31 31c0 11 11 19 23 19 16 0 30-16 30-28zm-106 328c-11 36-42 62-70 62-8 0-14 0-20-3 14-6 17-20 17-25 0-9-5-20-22-20s-31 14-31 31c0 22 22 33 56 33s98-16 112-78l45-176c0-3 3-9 3-14 0-28-28-48-62-48-59 0-95 64-95 76 0 5 8 5 11 5 6 0 8 0 8-5 26-48 59-59 73-59 23 0 23 17 23 25 0 6 0 8-3 11z">
            <text:p/>
          </draw:path>
          <draw:path draw:style-name="gr2" draw:layer="layout" svg:width="0.411cm" svg:height="0.45cm" svg:x="10.409cm" svg:y="5.007cm" svg:viewBox="0 0 412 451" svg:d="m3 414c-3 12-3 14-3 14 0 17 11 23 22 23 26 0 31-23 34-34 3-3 17-59 31-126 22 14 50 20 75 20 59 0 98-48 98-51 14 48 62 51 73 51 23 0 42-14 53-37 14-28 26-67 26-70 0-8-12-8-12-8-11 0-11 3-16 22-9 34-20 73-51 73-17 0-22-14-22-33 0-12 5-37 11-54 6-19 11-47 14-64l17-59c3-19 11-47 11-53 0-14-11-22-22-22-9 0-20 5-28 16-3 6-9 28-12 42l-14 56-22 87c-6 17-6 17-11 28-20 28-51 56-90 56-56 0-56-47-56-61 0-17 0-26 11-65 6-31 9-33 14-61l12-40c2-14 8-39 8-42 0-14-8-22-22-22-26 0-31 25-34 34z">
            <text:p/>
          </draw:path>
          <draw:path draw:style-name="gr2" draw:layer="layout" svg:width="0.257cm" svg:height="0.338cm" svg:x="10.893cm" svg:y="5.083cm" svg:viewBox="0 0 258 339" svg:d="m258 171c0-37 0-171-129-171s-129 134-129 171 0 168 129 168 129-132 129-168zm-129 151c-20 0-59-6-73-56-6-25-6-62-6-101 0-36 0-70 6-98 14-42 50-50 73-50 36 0 61 17 73 53 5 25 5 64 5 95 0 34 0 73-5 101-14 48-54 56-73 56z">
            <text:p/>
          </draw:path>
          <draw:path draw:style-name="gr2" draw:layer="layout" svg:width="0.632cm" svg:height="0.31cm" svg:x="11.271cm" svg:y="5.007cm" svg:viewBox="0 0 633 311" svg:d="m266 249c-3 11-8 37-8 39 0 14 11 23 22 23 14 0 22-9 28-14 3-9 8-31 11-45 3-11 11-45 17-62 3-14 8-30 11-44 6-31 6-31 20-54 22-33 59-72 112-72 39 0 39 30 39 47 0 42-28 118-39 149-9 16-11 25-11 36 0 36 30 59 64 59 70 0 101-95 101-107 0-8-9-8-11-8-12 0-12 6-14 11-14 56-45 84-73 84-14 0-17-8-17-25 0-14 3-22 17-53 8-23 36-95 36-135 0-11 0-39-25-58-14-12-34-20-64-20-62 0-101 42-124 70-5-59-53-70-89-70-56 0-95 36-115 62-6-48-48-62-76-62s-44 22-53 36c-17 26-25 65-25 70 0 9 8 9 11 9 11 0 11-3 17-23 8-39 22-72 50-72 17 0 23 14 23 33 0 14-9 39-11 56-6 20-12 48-17 65l-23 86c-2 9-5 26-5 28 0 14 11 23 22 23 14 0 25-9 28-14 3-9 9-31 11-45 6-11 12-45 17-62 3-14 9-30 11-44 9-28 9-34 28-62s54-64 104-64c39 0 42 33 42 47 0 17-3 25-11 65z">
            <text:p/>
          </draw:path>
          <draw:path draw:style-name="gr2" draw:layer="layout" svg:width="0.217cm" svg:height="0.223cm" svg:x="11.994cm" svg:y="4.797cm" svg:viewBox="0 0 218 224" svg:d="m193 31c-17 5-19 19-19 25 0 11 11 17 19 17 6 0 25-3 25-31 0-31-39-42-75-42-84 0-101 50-101 67 0 20 11 28 20 37 14 8 30 11 56 16 30 3 64 9 64 34 0 3 0 53-90 53-19 0-50-3-64-17 17-5 25-19 25-30 0-14-11-20-22-20-17 0-31 11-31 34 0 50 76 50 92 50 101 0 118-59 118-78 0-45-56-54-81-59-34-6-59-9-59-28 0 0 0-42 70-42 14 0 39 0 53 14z">
            <text:p/>
          </draw:path>
          <draw:path draw:style-name="gr2" draw:layer="layout" svg:width="0.231cm" svg:height="0.427cm" svg:x="11.954cm" svg:y="5.181cm" svg:viewBox="0 0 232 428" svg:d="m232 22c0-11-8-22-22-22s-31 14-31 31c0 11 11 19 23 19 16 0 30-16 30-28zm-106 328c-11 36-42 62-70 62-8 0-14 0-20-3 14-6 17-20 17-25 0-9-5-20-22-20s-31 14-31 31c0 22 22 33 56 33s98-16 112-78l45-176c0-3 3-9 3-14 0-28-28-48-62-48-59 0-95 64-95 76 0 5 8 5 11 5 6 0 8 0 8-5 26-48 59-59 73-59 23 0 23 17 23 25 0 6 0 8-3 11z">
            <text:p/>
          </draw:path>
          <draw:path draw:style-name="gr2" draw:layer="layout" svg:width="0.447cm" svg:height="0.31cm" svg:x="12.338cm" svg:y="5.007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olygon draw:style-name="gr2" draw:layer="layout" svg:width="5.599cm" svg:height="0.038cm" svg:x="8.415cm" svg:y="5.643cm" svg:viewBox="0 0 5600 39" draw:points="2800,39 0,39 0,0 5600,0 5600,39">
            <text:p/>
          </draw:polygon>
          <draw:path draw:style-name="gr2" draw:layer="layout" svg:width="0.178cm" svg:height="0.688cm" svg:x="8.494cm" svg:y="5.76cm" svg:viewBox="0 0 179 689" svg:d="m165 0c-131 92-165 238-165 344 0 96 28 247 165 345 6 0 14 0 14-9 0-5-3-5-5-11-93-81-126-199-126-325 0-184 70-277 126-327 2-3 5-6 5-9 0-8-8-8-14-8z">
            <text:p/>
          </draw:path>
          <draw:path draw:style-name="gr2" draw:layer="layout" svg:width="0.447cm" svg:height="0.31cm" svg:x="8.746cm" svg:y="5.973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" draw:layer="layout" svg:width="0.245cm" svg:height="0.327cm" svg:x="9.286cm" svg:y="5.712cm" svg:viewBox="0 0 246 328" svg:d="m246 232h-22c0 9-6 40-14 45-3 3-45 3-53 3h-95c30-22 67-50 98-70 44-31 86-59 86-112 0-64-61-98-131-98-67 0-115 39-115 87 0 25 22 31 28 31 14 0 31-12 31-31 0-17-14-28-28-28 11-23 42-37 73-37 47 0 89 28 89 76 0 42-28 73-67 106l-120 101c-6 6-6 6-6 9v14h230z">
            <text:p/>
          </draw:path>
          <draw:path draw:style-name="gr2" draw:layer="layout" svg:width="0.257cm" svg:height="0.338cm" svg:x="9.258cm" svg:y="6.172cm" svg:viewBox="0 0 258 339" svg:d="m258 171c0-37 0-171-129-171s-129 134-129 171 0 168 129 168 129-132 129-168zm-129 151c-20 0-59-6-73-56-6-25-6-62-6-101 0-36 0-70 6-98 14-42 50-50 73-50 36 0 61 17 73 53 5 25 5 64 5 95 0 34 0 73-5 101-14 48-54 56-73 56z">
            <text:p/>
          </draw:path>
          <draw:path draw:style-name="gr2" draw:layer="layout" svg:width="0.231cm" svg:height="0.427cm" svg:x="9.572cm" svg:y="6.172cm" svg:viewBox="0 0 232 428" svg:d="m232 22c0-11-8-22-22-22s-31 14-31 31c0 11 11 19 23 19 16 0 30-16 30-28zm-106 328c-11 36-42 62-70 62-8 0-14 0-20-3 14-6 17-20 17-25 0-9-5-20-22-20s-31 14-31 31c0 22 22 33 56 33s98-16 112-78l45-176c0-3 3-9 3-14 0-28-28-48-62-48-59 0-95 64-95 76 0 5 8 5 11 5 6 0 8 0 8-5 26-48 59-59 73-59 23 0 23 17 23 25 0 6 0 8-3 11z">
            <text:p/>
          </draw:path>
          <draw:path draw:style-name="gr2" draw:layer="layout" svg:width="0.464cm" svg:height="0.033cm" svg:x="9.994cm" svg:y="6.088cm" svg:viewBox="0 0 465 34" svg:d="m437 34c11 0 28 0 28-17s-14-17-28-17h-409c-11 0-28 0-28 17s17 17 28 17z">
            <text:p/>
          </draw:path>
          <draw:path draw:style-name="gr2" draw:layer="layout" svg:width="0.447cm" svg:height="0.31cm" svg:x="10.56cm" svg:y="5.973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" draw:layer="layout" svg:width="0.245cm" svg:height="0.327cm" svg:x="11.1cm" svg:y="5.752cm" svg:viewBox="0 0 246 328" svg:d="m246 232h-22c0 9-6 40-14 45-3 3-45 3-53 3h-95c30-22 67-50 98-70 44-31 86-59 86-112 0-64-61-98-131-98-67 0-115 39-115 87 0 25 22 31 28 31 14 0 31-12 31-31 0-17-14-28-28-28 11-23 42-37 73-37 47 0 89 28 89 76 0 42-28 73-67 106l-120 101c-6 6-6 6-6 9v14h230z">
            <text:p/>
          </draw:path>
          <draw:path draw:style-name="gr2" draw:layer="layout" svg:width="0.178cm" svg:height="0.688cm" svg:x="11.49cm" svg:y="5.76cm" svg:viewBox="0 0 179 689" svg:d="m14 0c-6 0-14 0-14 8 0 3 3 6 6 12 58 53 126 145 126 324 0 143-45 252-121 320-11 11-11 14-11 16s3 9 8 9c9 0 76-45 121-132 31-59 50-131 50-213 0-98-31-249-165-344z">
            <text:p/>
          </draw:path>
          <draw:path draw:style-name="gr2" draw:layer="layout" svg:width="0.464cm" svg:height="0.033cm" svg:x="11.823cm" svg:y="6.088cm" svg:viewBox="0 0 465 34" svg:d="m437 34c11 0 28 0 28-17s-14-17-28-17h-409c-11 0-28 0-28 17s17 17 28 17z">
            <text:p/>
          </draw:path>
          <draw:path draw:style-name="gr2" draw:layer="layout" svg:width="0.209cm" svg:height="0.464cm" svg:x="12.394cm" svg:y="5.819cm" svg:viewBox="0 0 210 465" svg:d="m190 25c0-11-8-25-28-25-16 0-36 17-36 39 0 11 8 25 25 25 23 0 39-19 39-39zm-140 350c-2 11-5 17-5 31 0 31 28 59 64 59 70 0 101-95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  <draw:path draw:style-name="gr2" draw:layer="layout" svg:width="0.447cm" svg:height="0.31cm" svg:x="12.666cm" svg:y="5.973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" draw:layer="layout" svg:width="0.408cm" svg:height="0.467cm" svg:x="13.2cm" svg:y="5.808cm" svg:viewBox="0 0 409 468" svg:d="m389 0h-389v25h17c53 0 53 6 53 31v356c0 22 0 30-53 30h-17v26c0 0 78-3 104-3 28 0 112 3 120 3v-26h-22c-65 0-65-8-65-30v-362c0-19 0-25 34-25h81c106 0 123 39 134 135h23z">
            <text:p/>
          </draw:path>
          <draw:path draw:style-name="gr2" draw:layer="layout" svg:width="0.231cm" svg:height="0.427cm" svg:x="13.665cm" svg:y="6.046cm" svg:viewBox="0 0 232 428" svg:d="m232 22c0-11-8-22-22-22s-31 14-31 31c0 11 11 19 23 19 16 0 30-16 30-28zm-106 328c-11 36-42 62-70 62-8 0-14 0-20-3 14-6 17-20 17-25 0-9-5-20-22-20s-31 14-31 31c0 22 22 33 56 33s98-16 112-78l45-176c0-3 3-9 3-14 0-28-28-48-62-48-59 0-95 64-95 76 0 5 8 5 11 5 6 0 8 0 8-5 26-48 59-59 73-59 23 0 23 17 23 25 0 6 0 8-3 11z">
            <text:p/>
          </draw:path>
          <draw:polygon draw:style-name="gr2" draw:layer="layout" svg:width="0.66cm" svg:height="0.038cm" svg:x="14.133cm" svg:y="4.881cm" svg:viewBox="0 0 661 39" draw:points="330,39 0,39 0,0 661,0 661,39">
            <text:p/>
          </draw:polygon>
          <draw:polygon draw:style-name="gr2" draw:layer="layout" svg:width="0.66cm" svg:height="0.038cm" svg:x="14.133cm" svg:y="5.08cm" svg:viewBox="0 0 661 39" draw:points="330,39 0,39 0,0 661,0 661,39">
            <text:p/>
          </draw:polygon>
          <draw:path draw:style-name="gr2" draw:layer="layout" svg:width="0.581cm" svg:height="0.716cm" svg:x="14.186cm" svg:y="5.214cm" svg:viewBox="0 0 582 717" svg:d="m582 11c0-5 0-11-8-11-6 0-8 0-20 14l-47 56c-25-45-76-70-140-70-126 0-244 112-244 232 0 79 53 126 104 140l103 28c37 9 93 23 93 104 0 90-81 182-177 182-64 0-173-22-173-146 0-22 5-47 5-53 0-3 3-3 3-5 0-12-8-12-11-12-6 0-8 0-11 3-3 6-59 230-59 233 0 5 6 11 11 11s6-3 17-17l48-56c44 59 109 73 168 73 134 0 249-132 249-255 0-67-34-101-48-115-22-22-36-25-126-50-22-6-56-14-64-17-28-8-62-36-62-90 0-78 79-162 174-162 81 0 140 42 140 151 0 34-3 51-3 56 0 0 0 11 11 11s11-5 14-22z">
            <text:p/>
          </draw:path>
          <draw:path draw:style-name="gr2" draw:layer="layout" svg:width="0.301cm" svg:height="0.595cm" svg:x="14.794cm" svg:y="5.601cm" svg:viewBox="0 0 302 596" svg:d="m302 25c0-11-8-25-28-25s-39 20-39 39c0 9 9 25 28 25s39-19 39-39zm-145 465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" draw:layer="layout" svg:width="0.402cm" svg:height="0.71cm" svg:x="15.25cm" svg:y="5.209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12 22c25 45 56 98 56 168 0 67-40 230-129 230-56 0-95-39-95-115 0-62 36-246 168-283z">
            <text:p/>
          </draw:path>
          <draw:path draw:style-name="gr2" draw:layer="layout" svg:width="0.229cm" svg:height="0.982cm" svg:x="15.779cm" svg:y="5.172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2" draw:layer="layout" svg:width="0.464cm" svg:height="0.453cm" svg:x="16.098cm" svg:y="5.463cm" svg:viewBox="0 0 465 454" svg:d="m406 50c-56 9-62 59-62 68 0 22 17 44 51 44s70-25 70-75c0-48-34-87-95-87-56 0-101 28-132 59-22-45-78-59-115-59s-64 20-87 56c-22 39-36 92-36 98 0 14 14 14 22 14 12 0 17 0 20-6 3-2 3-2 8-28 20-75 42-98 68-98 14 0 22 9 22 34 0 20-3 28-14 76-3 16-20 81-28 106-3 20-14 62-20 81-5 25-16 70-16 76 0 22 16 45 47 45 20 0 53-14 65-54 0-2 67-271 67-277 5-14 5-17 17-31 25-28 61-56 109-56 25 0 36 12 39 14z">
            <text:p/>
          </draw:path>
          <draw:path draw:style-name="gr2" draw:layer="layout" svg:width="0.688cm" svg:height="0.058cm" svg:x="16.964cm" svg:y="5.631cm" svg:viewBox="0 0 689 59" svg:d="m647 59c14 0 42 0 42-28 0-31-28-31-42-31h-602c-14 0-45 0-45 31 0 28 28 28 45 28z">
            <text:p/>
          </draw:path>
          <draw:path draw:style-name="gr2" draw:layer="layout" svg:width="0.464cm" svg:height="0.453cm" svg:x="18.033cm" svg:y="5.463cm" svg:viewBox="0 0 465 454" svg:d="m406 50c-56 9-62 59-62 68 0 22 17 44 51 44s70-25 70-75c0-48-34-87-95-87-56 0-101 28-132 59-22-45-78-59-115-59s-64 20-87 56c-22 39-36 92-36 98 0 14 14 14 22 14 12 0 17 0 20-6 3-2 3-2 8-28 20-75 42-98 68-98 14 0 22 9 22 34 0 20-3 28-14 76-3 16-20 81-28 106-3 20-14 62-20 81-5 25-16 70-16 76 0 22 16 45 47 45 20 0 53-14 65-54 0-2 67-271 67-277 5-14 5-17 17-31 25-28 61-56 109-56 25 0 36 12 39 14z">
            <text:p/>
          </draw:path>
          <draw:path draw:style-name="gr2" draw:layer="layout" svg:width="0.369cm" svg:height="0.458cm" svg:x="18.56cm" svg:y="5.603cm" svg:viewBox="0 0 370 459" svg:d="m370 232c0-84-9-232-185-232s-185 148-185 232c0 87 11 227 185 227s185-140 185-227zm-185 196c-23 0-42-8-59-22-20-17-31-25-31-182 0-48 0-101 9-134 11-45 53-59 81-59s73 11 81 59c8 33 8 89 8 134 0 48 0 98-5 137-11 56-59 67-84 67z">
            <text:p/>
          </draw:path>
          <draw:path draw:style-name="gr2" draw:layer="layout" svg:width="0.341cm" svg:height="0.618cm" svg:x="18.963cm" svg:y="5.578cm" svg:viewBox="0 0 342 619" svg:d="m314 255c0-6 2-11 2-20 0-45-50-67-98-67-92 0-145 92-145 106s14 14 22 14c17 0 17-2 23-14 28-58 70-75 95-75 8 0 19 3 19 28 0 8 0 17-2 22l-65 255c-11 42-42 81-92 81v0c3 0 19-17 19-39 0-31-25-36-39-36-28 0-53 22-53 53 0 33 31 56 78 56s149-23 171-109zm28-219c0-25-23-36-40-36-28 0-53 25-53 53 0 17 11 37 37 37s56-23 56-54z">
            <text:p/>
          </draw:path>
          <draw:path draw:style-name="gr2" draw:layer="layout" svg:width="0.229cm" svg:height="0.982cm" svg:x="19.475cm" svg:y="5.172cm" svg:viewBox="0 0 230 983" svg:d="m230 493c0-79-12-196-68-308-58-121-142-185-151-185s-11 3-11 11c0 3 0 3 20 23 95 95 151 252 151 459 0 168-37 341-157 464-14 12-14 14-14 17 0 6 3 9 11 9s98-65 154-191c51-109 65-218 65-299z">
            <text:p/>
          </draw:path>
        </draw:g>
        <draw:g>
          <svg:title>TexMaths</svg:title>
          <svg:desc>28§display§\overline{\overline{S}}_{j}=\frac{\omega_{0j}}{\omega}\boldsymbol{\hat{i}\hat{i}}-i\boldsymbol{\hat{j}\hat{i}}+i\boldsymbol{\hat{i}\hat{j}}+\frac{\omega_{0j}}{\omega}\boldsymbol{\hat{j}\hat{j}}§svg§600§FALSE§</svg:desc>
          <draw:polygon draw:style-name="gr1" draw:layer="layout" svg:width="13.697cm" svg:height="1.763cm" svg:x="9.702cm" svg:y="6.625cm" svg:viewBox="0 0 13698 1764" draw:points="6849,1764 0,1764 0,0 13698,0 13698,1764">
            <text:p/>
          </draw:polygon>
          <draw:polygon draw:style-name="gr2" draw:layer="layout" svg:width="0.66cm" svg:height="0.038cm" svg:x="9.702cm" svg:y="6.687cm" svg:viewBox="0 0 661 39" draw:points="330,39 0,39 0,0 661,0 661,39">
            <text:p/>
          </draw:polygon>
          <draw:polygon draw:style-name="gr2" draw:layer="layout" svg:width="0.66cm" svg:height="0.038cm" svg:x="9.702cm" svg:y="6.886cm" svg:viewBox="0 0 661 39" draw:points="330,39 0,39 0,0 661,0 661,39">
            <text:p/>
          </draw:polygon>
          <draw:path draw:style-name="gr2" draw:layer="layout" svg:width="0.581cm" svg:height="0.716cm" svg:x="9.752cm" svg:y="7.02cm" svg:viewBox="0 0 582 717" svg:d="m582 11c0-5 0-11-8-11-6 0-8 0-20 14l-47 56c-25-45-76-70-140-70-126 0-244 112-244 232 0 79 53 126 104 140l103 28c37 9 93 23 93 104 0 89-81 182-177 182-64 0-173-23-173-146 0-22 5-47 5-53 0-3 3-3 3-6 0-11-8-11-11-11-6 0-8 0-11 3-3 6-59 230-59 232 0 6 6 12 11 12s6-3 17-17l48-56c44 59 109 73 168 73 134 0 249-132 249-255 0-67-34-101-48-115-22-22-36-25-126-50-22-6-56-14-64-17-28-8-62-36-62-90 0-78 79-162 174-162 81 0 140 42 140 151 0 34-3 51-3 56 0 0 0 11 11 11s11-5 14-22z">
            <text:p/>
          </draw:path>
          <draw:path draw:style-name="gr2" draw:layer="layout" svg:width="0.301cm" svg:height="0.595cm" svg:x="10.363cm" svg:y="7.406cm" svg:viewBox="0 0 302 596" svg:d="m302 25c0-11-8-25-28-25s-39 20-39 39c0 9 9 25 28 25s39-19 39-39zm-145 465c-11 47-48 87-90 87-8 0-17 0-25-3 20-9 25-25 25-37 0-16-14-25-28-25-22 0-39 20-39 42 0 25 28 42 67 42 42 0 123-25 146-109l61-246c0-6 3-14 3-23 0-39-33-64-73-64-78 0-120 95-120 104s8 8 11 8c9 0 9 0 14-11 17-39 53-81 93-81 16 0 22 11 22 33 0 6 0 17-3 20z">
            <text:p/>
          </draw:path>
          <draw:path draw:style-name="gr2" draw:layer="layout" svg:width="0.654cm" svg:height="0.229cm" svg:x="11.105cm" svg:y="7.353cm" svg:viewBox="0 0 655 230" svg:d="m622 39c14 0 33 0 33-19s-19-20-33-20h-588c-14 0-34 0-34 20s20 19 34 19zm0 191c14 0 33 0 33-20s-19-20-33-20h-588c-14 0-34 0-34 20s20 20 34 20z">
            <text:p/>
          </draw:path>
          <draw:path draw:style-name="gr2" draw:layer="layout" svg:width="0.581cm" svg:height="0.444cm" svg:x="12.219cm" svg:y="6.614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" draw:layer="layout" svg:width="0.318cm" svg:height="0.469cm" svg:x="12.855cm" svg:y="6.74cm" svg:viewBox="0 0 319 470" svg:d="m319 238c0-76-8-132-39-179-22-31-64-59-120-59-160 0-160 188-160 238s0 232 160 232 159-182 159-232zm-159 213c-31 0-73-17-87-73-11-42-11-98-11-148s0-104 11-143c14-53 59-67 87-67 36 0 72 22 86 61 12 39 12 87 12 149 0 50 0 100-9 145-14 62-61 76-89 76z">
            <text:p/>
          </draw:path>
          <draw:path draw:style-name="gr2" draw:layer="layout" svg:width="0.301cm" svg:height="0.595cm" svg:x="13.213cm" svg:y="6.74cm" svg:viewBox="0 0 302 596" svg:d="m302 25c0-11-8-25-28-25s-39 20-39 39c0 9 9 25 28 25s39-19 39-39zm-145 465c-11 47-48 87-90 87-8 0-17 0-25-3 20-9 25-25 25-37 0-16-14-25-28-25-22 0-39 20-39 42 0 25 28 42 67 42 42 0 123-25 146-109l61-246c0-6 3-14 3-23 0-39-33-64-73-64-78 0-120 95-120 104s8 8 11 8c9 0 9 0 14-11 17-39 53-81 93-81 16 0 22 11 22 33 0 6 0 17-3 20z">
            <text:p/>
          </draw:path>
          <draw:polygon draw:style-name="gr2" draw:layer="layout" svg:width="1.419cm" svg:height="0.038cm" svg:x="12.208cm" svg:y="7.448cm" svg:viewBox="0 0 1420 39" draw:points="708,39 0,39 0,0 1420,0 1420,39">
            <text:p/>
          </draw:polygon>
          <draw:path draw:style-name="gr2" draw:layer="layout" svg:width="0.581cm" svg:height="0.444cm" svg:x="12.606cm" svg:y="7.955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olygon draw:style-name="gr2" draw:layer="layout" svg:width="0.307cm" svg:height="0.161cm" svg:x="13.79cm" svg:y="6.788cm" svg:viewBox="0 0 308 162" draw:points="154,0 0,123 28,162 154,81 283,162 308,126">
            <text:p/>
          </draw:polygon>
          <draw:path draw:style-name="gr2" draw:layer="layout" svg:width="0.321cm" svg:height="0.69cm" svg:x="13.776cm" svg:y="7.031cm" svg:viewBox="0 0 322 691" svg:d="m297 48c0-28-20-48-48-48-36 0-70 34-70 67 0 28 20 48 48 48 36 0 70-34 70-67zm25 489c0-14-14-14-25-14s-17 0-23 14c-28 101-78 118-100 118-9 0-14-3-14-22 0-23 8-42 30-104l68-168c2-14 8-25 8-33 0-54-53-90-115-90-101 0-151 132-151 154 0 14 14 14 22 14 14 0 20 0 26-14 28-104 78-118 100-118 9 0 14 3 14 20 0 25-8 45-30 104l-68 170c-5 14-8 25-8 34 0 53 53 89 112 89 104 0 154-131 154-154z">
            <text:p/>
          </draw:path>
          <draw:polygon draw:style-name="gr2" draw:layer="layout" svg:width="0.307cm" svg:height="0.161cm" svg:x="14.188cm" svg:y="6.788cm" svg:viewBox="0 0 308 162" draw:points="154,0 0,123 28,162 154,81 283,162 308,126">
            <text:p/>
          </draw:polygon>
          <draw:path draw:style-name="gr2" draw:layer="layout" svg:width="0.321cm" svg:height="0.69cm" svg:x="14.174cm" svg:y="7.031cm" svg:viewBox="0 0 322 691" svg:d="m297 48c0-28-20-48-48-48-36 0-70 34-70 67 0 28 20 48 48 48 36 0 70-34 70-67zm25 489c0-14-14-14-25-14s-17 0-23 14c-28 101-78 118-100 118-9 0-14-3-14-22 0-23 8-42 30-104l68-168c2-14 8-25 8-33 0-54-53-90-115-90-101 0-151 132-151 154 0 14 14 14 22 14 14 0 20 0 26-14 28-104 78-118 100-118 9 0 14 3 14 20 0 25-8 45-30 104l-68 170c-5 14-8 25-8 34 0 53 53 89 112 89 104 0 154-131 154-154z">
            <text:p/>
          </draw:path>
          <draw:path draw:style-name="gr2" draw:layer="layout" svg:width="0.601cm" svg:height="0.038cm" svg:x="14.843cm" svg:y="7.448cm" svg:viewBox="0 0 602 39" svg:d="m566 39c16 0 36 0 36-19s-20-20-36-20h-532c-17 0-34 0-34 20s17 19 34 19z">
            <text:p/>
          </draw:path>
          <draw:path draw:style-name="gr2" draw:layer="layout" svg:width="0.259cm" svg:height="0.66cm" svg:x="15.773cm" svg:y="7.065cm" svg:viewBox="0 0 260 661" svg:d="m252 36c0-19-14-36-36-36-28 0-54 25-54 53 0 17 14 34 37 34s53-23 53-51zm-76 370c12-28 12-31 23-59 5-19 11-33 11-50 0-45-31-81-81-81-93 0-129 142-129 151 0 11 11 11 11 11 11 0 11-3 17-20 25-92 64-120 98-120 8 0 25 0 25 31 0 19-5 42-11 50-8 25-50 140-67 182-11 25-23 59-23 78 0 48 34 82 82 82 92 0 128-143 128-152s-8-8-11-8c-11 0-11 3-17 17-16 61-50 120-100 120-17 0-23-8-23-31 0-25 6-39 28-98z">
            <text:p/>
          </draw:path>
          <draw:polygon draw:style-name="gr2" draw:layer="layout" svg:width="0.307cm" svg:height="0.161cm" svg:x="16.19cm" svg:y="6.788cm" svg:viewBox="0 0 308 162" draw:points="154,0 0,123 28,162 154,81 283,162 308,126">
            <text:p/>
          </draw:polygon>
          <draw:path draw:style-name="gr2" draw:layer="layout" svg:width="0.455cm" svg:height="0.881cm" svg:x="16.069cm" svg:y="7.031cm" svg:viewBox="0 0 456 882" svg:d="m456 48c0-28-19-48-47-48-37 0-70 34-70 67 0 28 19 48 47 48 37 0 70-34 70-67zm-240 680c-17 64-65 117-115 117-6 0-11 0-17 0 36-22 36-56 36-61 0-20-16-45-50-45s-70 31-70 73c0 39 39 70 101 70s193-31 224-154l89-361c3-9 6-20 6-34 0-61-62-95-123-95-118 0-185 137-185 154 0 14 14 14 25 14 14 0 17-3 23-17 39-84 92-115 131-115 11 0 23 0 23 37 0 17-3 28-6 42z">
            <text:p/>
          </draw:path>
          <draw:polygon draw:style-name="gr2" draw:layer="layout" svg:width="0.307cm" svg:height="0.161cm" svg:x="16.652cm" svg:y="6.788cm" svg:viewBox="0 0 308 162" draw:points="154,0 0,123 28,162 154,81 283,162 308,126">
            <text:p/>
          </draw:polygon>
          <draw:path draw:style-name="gr2" draw:layer="layout" svg:width="0.321cm" svg:height="0.69cm" svg:x="16.641cm" svg:y="7.031cm" svg:viewBox="0 0 322 691" svg:d="m297 48c0-28-20-48-48-48-36 0-70 34-70 67 0 28 20 48 48 48 36 0 70-34 70-67zm25 489c0-14-14-14-25-14s-17 0-23 14c-28 101-78 118-100 118-9 0-14-3-14-22 0-23 8-42 30-104l68-168c2-14 8-25 8-33 0-54-53-90-115-90-101 0-151 132-151 154 0 14 14 14 22 14 14 0 20 0 26-14 28-104 78-118 100-118 9 0 14 3 14 20 0 25-8 45-30 104l-68 170c-5 14-8 25-8 34 0 53 53 89 112 89 104 0 154-131 154-154z">
            <text:p/>
          </draw:path>
          <draw:path draw:style-name="gr2" draw:layer="layout" svg:width="0.654cm" svg:height="0.654cm" svg:x="17.279cm" svg:y="7.14cm" svg:viewBox="0 0 655 655" svg:d="m347 347h275c14 0 33 0 33-19s-19-20-33-20h-275v-274c0-14 0-34-19-34s-20 20-20 34v274h-274c-14 0-34 0-34 20s20 19 34 19h274v274c0 14 0 34 20 34s19-20 19-34z">
            <text:p/>
          </draw:path>
          <draw:path draw:style-name="gr2" draw:layer="layout" svg:width="0.259cm" svg:height="0.66cm" svg:x="18.237cm" svg:y="7.065cm" svg:viewBox="0 0 260 661" svg:d="m252 36c0-19-14-36-36-36-28 0-54 25-54 53 0 17 14 34 37 34s53-23 53-51zm-76 370c12-28 12-31 23-59 5-19 11-33 11-50 0-45-31-81-81-81-93 0-129 142-129 151 0 11 11 11 11 11 11 0 11-3 17-20 25-92 64-120 98-120 8 0 25 0 25 31 0 19-5 42-11 50-8 25-50 140-67 182-11 25-23 59-23 78 0 48 34 82 82 82 92 0 128-143 128-152s-8-8-11-8c-11 0-11 3-17 17-16 61-50 120-100 120-17 0-23-8-23-31 0-25 6-39 28-98z">
            <text:p/>
          </draw:path>
          <draw:polygon draw:style-name="gr2" draw:layer="layout" svg:width="0.307cm" svg:height="0.161cm" svg:x="18.592cm" svg:y="6.788cm" svg:viewBox="0 0 308 162" draw:points="154,0 0,123 28,162 154,81 283,162 308,126">
            <text:p/>
          </draw:polygon>
          <draw:path draw:style-name="gr2" draw:layer="layout" svg:width="0.321cm" svg:height="0.69cm" svg:x="18.578cm" svg:y="7.031cm" svg:viewBox="0 0 322 691" svg:d="m297 48c0-28-20-48-48-48-36 0-70 34-70 67 0 28 20 48 48 48 36 0 70-34 70-67zm25 489c0-14-14-14-25-14s-17 0-23 14c-28 101-78 118-100 118-9 0-14-3-14-22 0-23 8-42 30-104l68-168c2-14 8-25 8-33 0-54-53-90-115-90-101 0-151 132-151 154 0 14 14 14 22 14 14 0 20 0 26-14 28-104 78-118 100-118 9 0 14 3 14 20 0 25-8 45-30 104l-68 170c-5 14-8 25-8 34 0 53 53 89 112 89 104 0 154-131 154-154z">
            <text:p/>
          </draw:path>
          <draw:polygon draw:style-name="gr2" draw:layer="layout" svg:width="0.307cm" svg:height="0.161cm" svg:x="19.054cm" svg:y="6.788cm" svg:viewBox="0 0 308 162" draw:points="154,0 0,123 28,162 154,81 283,162 308,126">
            <text:p/>
          </draw:polygon>
          <draw:path draw:style-name="gr2" draw:layer="layout" svg:width="0.455cm" svg:height="0.881cm" svg:x="18.934cm" svg:y="7.031cm" svg:viewBox="0 0 456 882" svg:d="m456 48c0-28-19-48-47-48-37 0-70 34-70 67 0 28 19 48 47 48 37 0 70-34 70-67zm-240 680c-17 64-65 117-115 117-6 0-11 0-17 0 36-22 36-56 36-61 0-20-16-45-50-45s-70 31-70 73c0 39 39 70 101 70s193-31 224-154l89-361c3-9 6-20 6-34 0-61-62-95-123-95-118 0-185 137-185 154 0 14 14 14 25 14 14 0 17-3 23-17 39-84 92-115 131-115 11 0 23 0 23 37 0 17-3 28-6 42z">
            <text:p/>
          </draw:path>
          <draw:path draw:style-name="gr2" draw:layer="layout" svg:width="0.654cm" svg:height="0.654cm" svg:x="19.746cm" svg:y="7.14cm" svg:viewBox="0 0 655 655" svg:d="m347 347h275c14 0 33 0 33-19s-19-20-33-20h-275v-274c0-14 0-34-19-34s-20 20-20 34v274h-274c-14 0-34 0-34 20s20 19 34 19h274v274c0 14 0 34 20 34s19-20 19-34z">
            <text:p/>
          </draw:path>
          <draw:path draw:style-name="gr2" draw:layer="layout" svg:width="0.581cm" svg:height="0.444cm" svg:x="20.804cm" svg:y="6.614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" draw:layer="layout" svg:width="0.318cm" svg:height="0.469cm" svg:x="21.44cm" svg:y="6.74cm" svg:viewBox="0 0 319 470" svg:d="m319 238c0-76-8-132-39-179-22-31-64-59-120-59-160 0-160 188-160 238s0 232 160 232 159-182 159-232zm-159 213c-31 0-73-17-87-73-11-42-11-98-11-148s0-104 11-143c14-53 59-67 87-67 36 0 72 22 86 61 12 39 12 87 12 149 0 50 0 100-9 145-14 62-61 76-89 76z">
            <text:p/>
          </draw:path>
          <draw:path draw:style-name="gr2" draw:layer="layout" svg:width="0.301cm" svg:height="0.595cm" svg:x="21.796cm" svg:y="6.74cm" svg:viewBox="0 0 302 596" svg:d="m302 25c0-11-8-25-28-25s-39 20-39 39c0 9 9 25 28 25s39-19 39-39zm-145 465c-11 47-48 87-90 87-8 0-17 0-25-3 20-9 25-25 25-37 0-16-14-25-28-25-22 0-39 20-39 42 0 25 28 42 67 42 42 0 123-25 146-109l61-246c0-6 3-14 3-23 0-39-33-64-73-64-78 0-120 95-120 104s8 8 11 8c9 0 9 0 14-11 17-39 53-81 93-81 16 0 22 11 22 33 0 6 0 17-3 20z">
            <text:p/>
          </draw:path>
          <draw:polygon draw:style-name="gr2" draw:layer="layout" svg:width="1.419cm" svg:height="0.038cm" svg:x="20.793cm" svg:y="7.448cm" svg:viewBox="0 0 1420 39" draw:points="708,39 0,39 0,0 1420,0 1420,39">
            <text:p/>
          </draw:polygon>
          <draw:path draw:style-name="gr2" draw:layer="layout" svg:width="0.581cm" svg:height="0.444cm" svg:x="21.191cm" svg:y="7.955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olygon draw:style-name="gr2" draw:layer="layout" svg:width="0.307cm" svg:height="0.161cm" svg:x="22.437cm" svg:y="6.788cm" svg:viewBox="0 0 308 162" draw:points="154,0 0,123 28,162 154,81 283,162 308,126">
            <text:p/>
          </draw:polygon>
          <draw:path draw:style-name="gr2" draw:layer="layout" svg:width="0.455cm" svg:height="0.881cm" svg:x="22.316cm" svg:y="7.031cm" svg:viewBox="0 0 456 882" svg:d="m456 48c0-28-19-48-47-48-37 0-70 34-70 67 0 28 19 48 47 48 37 0 70-34 70-67zm-240 680c-17 64-65 117-115 117-6 0-11 0-17 0 36-22 36-56 36-61 0-20-16-45-50-45s-70 31-70 73c0 39 39 70 101 70s193-31 224-154l89-361c3-9 6-20 6-34 0-61-62-95-123-95-118 0-185 137-185 154 0 14 14 14 25 14 14 0 17-3 23-17 39-84 92-115 131-115 11 0 23 0 23 37 0 17-3 28-6 42z">
            <text:p/>
          </draw:path>
          <draw:polygon draw:style-name="gr2" draw:layer="layout" svg:width="0.307cm" svg:height="0.161cm" svg:x="22.96cm" svg:y="6.788cm" svg:viewBox="0 0 308 162" draw:points="154,0 0,123 28,162 154,81 283,162 308,126">
            <text:p/>
          </draw:polygon>
          <draw:path draw:style-name="gr2" draw:layer="layout" svg:width="0.455cm" svg:height="0.881cm" svg:x="22.84cm" svg:y="7.031cm" svg:viewBox="0 0 456 882" svg:d="m456 48c0-28-19-48-47-48-37 0-70 34-70 67 0 28 19 48 47 48 37 0 70-34 70-67zm-240 680c-17 64-65 117-115 117-6 0-11 0-17 0 36-22 36-56 36-61 0-20-16-45-50-45s-70 31-70 73c0 39 39 70 101 70s193-31 224-154l89-361c3-9 6-20 6-34 0-61-62-95-123-95-118 0-185 137-185 154 0 14 14 14 25 14 14 0 17-3 23-17 39-84 92-115 131-115 11 0 23 0 23 37 0 17-3 28-6 42z">
            <text:p/>
          </draw:path>
        </draw:g>
        <draw:g>
          <svg:title>TexMaths</svg:title>
          <svg:desc>28§inline§\textstyle{h}^{e}§svg§600§FALSE§</svg:desc>
          <draw:polygon draw:style-name="gr1" draw:layer="layout" svg:width="2.803cm" svg:height="1.479cm" svg:x="1.8cm" svg:y="8.696cm" svg:viewBox="0 0 2804 1480" draw:points="1402,1480 0,1480 0,0 2804,0 2804,1480">
            <text:p/>
          </draw:polygon>
          <draw:path draw:style-name="gr2" draw:layer="layout" svg:width="1.443cm" svg:height="1.503cm" svg:x="1.959cm" svg:y="8.696cm" svg:viewBox="0 0 1444 1504" svg:d="m684 24c0 0 0-24-41-24-67 0-284 18-359 24-25 0-59 0-59 43 0 24 34 24 75 24 142 0 142 12 142 36l-8 43-426 1225c-8 30-8 36-8 48 0 49 58 61 83 61 51 0 92-24 109-55l58-163 67-194c17-43 34-91 50-140 0-12 25-85 25-97 17-18 100-139 201-194 66-36 158-79 283-79s159 73 159 152c0 115-109 345-184 479-25 48-33 73-33 115 0 97 100 176 242 176 275 0 384-315 384-327 0-25-34-25-42-25-25 0-25 6-42 37-41 115-133 266-300 266-50 0-67-18-67-72 0-49 25-103 50-152 50-91 184-340 184-467 0-139-117-224-342-224-184 0-326 60-434 163z">
            <text:p/>
          </draw:path>
          <draw:path draw:style-name="gr2" draw:layer="layout" svg:width="0.875cm" svg:height="0.672cm" svg:x="3.628cm" svg:y="8.745cm" svg:viewBox="0 0 876 673" svg:d="m325 315c59 0 217 0 326-30 150-36 184-109 184-152 0-84-117-133-259-133-242 0-576 139-576 394 0 152 125 279 367 279 351 0 509-145 509-170 0-6-16-24-33-24-8 0-17 0-34 12-158 140-400 140-433 140-126 0-209-61-209-182 0-18 0-49 25-134zm-116-36c83-218 308-237 367-237 92 0 167 31 167 91 0 146-342 146-434 146z">
            <text:p/>
          </draw:path>
        </draw:g>
        <draw:g>
          <svg:title>TexMaths</svg:title>
          <svg:desc>28§display§{\textstyle m}=\chi{\textstyle h^{e}}+\chi{\textstyle G^{x}m}=(\chi^{-1}-{\textstyle G^{x}})^{-1}{\textstyle h^{e}}=\xi{\textstyle h^{e}}§svg§600§FALSE§</svg:desc>
          <draw:polygon draw:style-name="gr1" draw:layer="layout" svg:width="18.728cm" svg:height="1.097cm" svg:x="6.428cm" svg:y="9.902cm" svg:viewBox="0 0 18729 1098" draw:points="9366,1098 0,1098 0,0 18729,0 18729,1098">
            <text:p/>
          </draw:polygon>
          <draw:path draw:style-name="gr2" draw:layer="layout" svg:width="0.805cm" svg:height="0.444cm" svg:x="6.456cm" svg:y="10.317cm" svg:viewBox="0 0 806 445" svg:d="m59 378c-3 14-9 37-9 42 0 17 12 25 28 25 12 0 28-8 37-28 0 0 11-47 17-72l22-87c6-23 11-45 17-68 5-16 11-44 14-47 14-31 67-121 159-121 45 0 54 37 54 68 0 25-6 53-14 84l-28 112-20 75c-6 20-14 54-14 59 0 17 14 25 28 25 31 0 36-25 45-56 14-56 50-199 59-238 2-11 56-129 162-129 42 0 53 34 53 68 0 56-39 168-59 221-11 22-14 34-14 53 0 48 34 81 82 81 92 0 128-142 128-151s-8-8-11-8c-11 0-11 3-17 17-14 53-44 120-98 120-16 0-25-8-25-31 0-25 9-47 17-70 20-50 62-160 62-216 0-64-40-106-115-106-73 0-123 42-160 95 0-11-3-45-31-70-25-19-56-25-81-25-89 0-137 62-154 87-5-56-45-87-89-87s-65 39-73 56c-17 34-31 92-31 95 0 11 11 11 11 11 11 0 11-2 17-22 17-70 36-118 73-118 14 0 31 9 31 45 0 20-3 31-17 81z">
            <text:p/>
          </draw:path>
          <draw:path draw:style-name="gr2" draw:layer="layout" svg:width="0.654cm" svg:height="0.229cm" svg:x="7.621cm" svg:y="10.392cm" svg:viewBox="0 0 655 230" svg:d="m622 39c14 0 33 0 33-19s-19-20-33-20h-588c-14 0-34 0-34 20s20 19 34 19zm0 191c14 0 33 0 33-20s-19-20-33-20h-588c-14 0-34 0-34 20s20 20 34 20z">
            <text:p/>
          </draw:path>
          <draw:path draw:style-name="gr2" draw:layer="layout" svg:width="0.553cm" svg:height="0.635cm" svg:x="8.634cm" svg:y="10.317cm" svg:viewBox="0 0 554 636" svg:d="m543 39c11-11 11-14 11-17 0-5-5-11-11-11s-11 6-17 11l-224 252c-42-126-47-151-70-201-11-23-33-73-120-73-56 0-81 50-81 64 0 3 0 12 11 12 8 0 11-6 11-12 17-39 48-42 53-42 28 0 59 73 76 118 31 78 62 191 62 193s0 6-6 12l-227 254c-11 12-11 12-11 14 0 6 6 14 11 14 9 0 11-8 17-11l224-255c34 104 45 143 67 196 14 31 37 79 123 79 56 0 84-51 84-62 0-5-2-11-14-11-8 0-8 3-11 14-11 22-33 39-53 39-50 0-118-238-140-313z">
            <text:p/>
          </draw:path>
          <draw:path draw:style-name="gr2" draw:layer="layout" svg:width="0.483cm" svg:height="0.694cm" svg:x="9.273cm" svg:y="10.07cm" svg:viewBox="0 0 484 695" svg:d="m230 11c0 0 0-11-14-11-23 0-96 8-121 11-8 0-19 0-19 20 0 11 11 11 25 11 47 0 47 6 47 17l-2 19-143 566c-3 14-3 17-3 23 0 22 20 28 28 28 17 0 31-12 36-26l20-75 22-90c6-19 12-42 17-64 0-6 9-39 9-45 5-8 33-64 67-90 22-16 53-36 95-36s53 34 53 70c0 53-36 160-61 221-9 23-12 34-12 53 0 45 34 82 82 82 92 0 128-146 128-152 0-11-11-11-14-11-8 0-8 3-14 17-14 53-44 123-100 123-17 0-23-8-23-33 0-23 9-48 17-70 17-42 62-157 62-216 0-64-40-104-115-104-62 0-109 28-146 76z">
            <text:p/>
          </draw:path>
          <draw:path draw:style-name="gr2" draw:layer="layout" svg:width="0.293cm" svg:height="0.31cm" svg:x="9.833cm" svg:y="10.092cm" svg:viewBox="0 0 294 311" svg:d="m109 146c20 0 73 0 109-14 51-17 62-51 62-70 0-40-39-62-87-62-81 0-193 64-193 182 0 70 42 129 123 129 118 0 171-67 171-79 0-2-6-11-11-11-3 0-6 0-11 6-54 64-135 64-146 64-42 0-70-28-70-84 0-8 0-22 8-61zm-39-17c28-101 104-109 123-109 31 0 56 14 56 42 0 67-115 67-145 67z">
            <text:p/>
          </draw:path>
          <draw:path draw:style-name="gr2" draw:layer="layout" svg:width="0.654cm" svg:height="0.654cm" svg:x="10.482cm" svg:y="10.179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" draw:layer="layout" svg:width="0.553cm" svg:height="0.635cm" svg:x="11.443cm" svg:y="10.317cm" svg:viewBox="0 0 554 636" svg:d="m543 39c11-11 11-14 11-17 0-5-5-11-11-11s-11 6-17 11l-224 252c-42-126-47-151-70-201-11-23-33-73-120-73-56 0-81 50-81 64 0 3 0 12 11 12 8 0 11-6 11-12 17-39 48-42 53-42 31 0 59 73 76 118 31 78 64 191 64 193s0 6-8 12l-227 254c-11 12-11 12-11 14 0 6 6 14 11 14 9 0 11-8 17-11l224-255c34 104 45 143 67 196 14 31 37 79 123 79 56 0 84-51 84-62 0-5-2-11-14-11-8 0-8 3-11 14-11 22-33 39-53 39-50 0-118-238-140-313z">
            <text:p/>
          </draw:path>
          <draw:path draw:style-name="gr2" draw:layer="layout" svg:width="0.699cm" svg:height="0.716cm" svg:x="12.078cm" svg:y="10.059cm" svg:viewBox="0 0 700 717" svg:d="m700 11c0-5-3-11-11-11-3 0-6 0-17 11l-67 76c-9-14-56-87-165-87-219 0-440 218-440 445 0 157 109 272 269 272 42 0 87-11 123-25 48-20 67-39 84-59 11 22 36 59 45 59 5 0 8-3 8-3 0-3 11-39 17-59l17-75c5-17 11-34 14-51 11-45 11-47 67-47 6 0 17-3 17-20 0-8-6-11-14-11-23 0-81 3-104 3-31 0-106-3-137-3-8 0-20 0-20 19 0 12 9 12 28 12 3 0 31 0 54 0 25 2 30 8 30 19 0 9-11 53-22 90-25 109-154 120-188 120-95 0-198-56-198-207 0-31 8-193 112-322 53-67 148-126 246-126 101 0 160 75 160 190 0 39-3 39-3 51 0 8 11 8 14 8 14 0 14-3 17-20z">
            <text:p/>
          </draw:path>
          <draw:path draw:style-name="gr2" draw:layer="layout" svg:width="0.369cm" svg:height="0.31cm" svg:x="12.834cm" svg:y="10.092cm" svg:viewBox="0 0 370 311" svg:d="m137 230c-5 25-28 61-64 61 0 0-23 0-37-8 28-11 31-34 31-39 0-14-11-26-28-26-19 0-39 17-39 42 0 34 39 51 73 51 31 0 59-20 75-51 17 40 56 51 84 51 79 0 121-87 121-107 0-8-9-8-11-8-9 0-12 3-14 11-14 48-56 84-93 84-28 0-42-19-42-45 0-16 17-81 34-156 14-54 45-70 70-70 0 0 22 0 36 8-22 8-31 25-31 39s12 25 28 25 40-14 40-42c0-39-45-50-73-50-34 0-62 22-79 48-11-28-42-48-81-48-78 0-120 84-120 106 0 9 8 9 11 9 8 0 8-3 14-11 17-56 59-84 92-84 23 0 42 11 42 44 0 14-8 48-14 73z">
            <text:p/>
          </draw:path>
          <draw:path draw:style-name="gr2" draw:layer="layout" svg:width="0.805cm" svg:height="0.444cm" svg:x="13.324cm" svg:y="10.317cm" svg:viewBox="0 0 806 445" svg:d="m59 378c-3 14-9 37-9 42 0 17 12 25 28 25 12 0 28-8 37-28 0 0 11-47 17-72l22-87c6-23 11-45 17-68 5-16 11-44 14-47 14-31 67-121 159-121 45 0 54 37 54 68 0 25-6 53-14 84l-28 112-20 75c-6 20-14 54-14 59 0 17 14 25 28 25 31 0 36-25 45-56 14-56 50-199 59-238 2-11 56-129 162-129 42 0 53 34 53 68 0 56-39 168-59 221-11 22-14 34-14 53 0 48 34 81 82 81 92 0 128-142 128-151s-8-8-11-8c-11 0-11 3-17 17-14 53-44 120-98 120-16 0-25-8-25-31 0-25 9-47 17-70 20-50 62-160 62-216 0-64-40-106-115-106-73 0-123 42-160 95 0-11-3-45-31-70-25-19-56-25-81-25-89 0-137 62-154 87-5-56-45-87-89-87s-65 39-73 56c-17 34-31 92-31 95 0 11 11 11 11 11 11 0 11-2 17-22 17-70 36-118 73-118 14 0 31 9 31 45 0 20-3 31-17 81z">
            <text:p/>
          </draw:path>
          <draw:path draw:style-name="gr2" draw:layer="layout" svg:width="0.654cm" svg:height="0.229cm" svg:x="14.489cm" svg:y="10.392cm" svg:viewBox="0 0 655 230" svg:d="m622 39c14 0 33 0 33-19s-19-20-33-20h-588c-14 0-34 0-34 20s20 19 34 19zm0 191c14 0 33 0 33-20s-19-20-33-20h-588c-14 0-34 0-34 20s20 20 34 20z">
            <text:p/>
          </draw:path>
          <draw:path draw:style-name="gr2" draw:layer="layout" svg:width="0.229cm" svg:height="0.982cm" svg:x="15.57cm" svg:y="10.014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" draw:layer="layout" svg:width="0.553cm" svg:height="0.635cm" svg:x="15.886cm" svg:y="10.317cm" svg:viewBox="0 0 554 636" svg:d="m543 39c11-11 11-14 11-17 0-5-5-11-11-11s-11 6-17 11l-224 252c-42-126-47-151-70-201-11-23-33-73-120-73-56 0-81 50-81 64 0 3 0 12 11 12 8 0 11-6 11-12 17-39 48-42 53-42 31 0 59 73 76 118 31 78 64 191 64 193s0 6-8 12l-227 254c-11 12-11 12-11 14 0 6 6 14 11 14 9 0 11-8 17-11l224-255c34 104 45 143 67 196 14 31 37 79 123 79 56 0 84-51 84-62 0-5-2-11-14-11-8 0-8 3-11 14-11 22-33 39-53 39-50 0-118-238-140-313z">
            <text:p/>
          </draw:path>
          <draw:path draw:style-name="gr2" draw:layer="layout" svg:width="0.464cm" svg:height="0.033cm" svg:x="16.547cm" svg:y="10.157cm" svg:viewBox="0 0 465 34" svg:d="m437 34c11 0 28 0 28-17s-14-17-28-17h-409c-11 0-28 0-28 17s17 17 28 17z">
            <text:p/>
          </draw:path>
          <draw:path draw:style-name="gr2" draw:layer="layout" svg:width="0.251cm" svg:height="0.456cm" svg:x="17.163cm" svg:y="9.888cm" svg:viewBox="0 0 252 457" svg:d="m157 20c0-20-3-20-23-20-44 42-106 45-134 45v25c17 0 62 0 101-20v351c0 22 0 33-70 33h-25v23c11 0 95-3 123-3 19 0 106 3 123 3v-23h-28c-67 0-67-11-67-33z">
            <text:p/>
          </draw:path>
          <draw:path draw:style-name="gr2" draw:layer="layout" svg:width="0.601cm" svg:height="0.038cm" svg:x="17.829cm" svg:y="10.487cm" svg:viewBox="0 0 602 39" svg:d="m566 39c16 0 36 0 36-19s-20-20-36-20h-532c-17 0-34 0-34 20s17 19 34 19z">
            <text:p/>
          </draw:path>
          <draw:path draw:style-name="gr2" draw:layer="layout" svg:width="0.699cm" svg:height="0.716cm" svg:x="18.781cm" svg:y="10.059cm" svg:viewBox="0 0 700 717" svg:d="m700 11c0-5-3-11-11-11-3 0-6 0-17 11l-67 76c-9-14-56-87-165-87-219 0-440 218-440 445 0 157 109 272 269 272 42 0 87-11 123-25 48-20 67-39 84-59 11 22 36 59 45 59 5 0 8-3 8-3 0-3 11-39 17-59l17-75c5-17 11-34 14-51 11-45 11-47 67-47 6 0 17-3 17-20 0-8-6-11-14-11-23 0-81 3-104 3-31 0-106-3-137-3-8 0-20 0-20 19 0 12 9 12 28 12 3 0 31 0 54 0 25 2 30 8 30 19 0 9-11 53-22 90-25 109-154 120-188 120-95 0-198-56-198-207 0-31 8-193 112-322 53-67 148-126 246-126 101 0 160 75 160 190 0 39-3 39-3 51 0 8 11 8 14 8 14 0 14-3 17-20z">
            <text:p/>
          </draw:path>
          <draw:path draw:style-name="gr2" draw:layer="layout" svg:width="0.369cm" svg:height="0.31cm" svg:x="19.537cm" svg:y="10.092cm" svg:viewBox="0 0 370 311" svg:d="m137 230c-5 25-28 61-64 61 0 0-23 0-37-8 28-11 31-34 31-39 0-14-11-26-28-26-19 0-39 17-39 42 0 34 39 51 73 51 31 0 59-20 75-51 17 40 56 51 84 51 79 0 121-87 121-107 0-8-9-8-11-8-9 0-12 3-14 11-14 48-56 84-93 84-28 0-42-19-42-45 0-16 17-81 34-156 14-54 45-70 70-70 0 0 22 0 36 8-22 8-31 25-31 39s12 25 28 25 40-14 40-42c0-39-45-50-73-50-34 0-62 22-79 48-11-28-42-48-81-48-78 0-120 84-120 106 0 9 8 9 11 9 8 0 8-3 14-11 17-56 59-84 92-84 23 0 42 11 42 44 0 14-8 48-14 73z">
            <text:p/>
          </draw:path>
          <draw:path draw:style-name="gr2" draw:layer="layout" svg:width="0.229cm" svg:height="0.982cm" svg:x="20.055cm" svg:y="10.014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2" draw:layer="layout" svg:width="0.464cm" svg:height="0.033cm" svg:x="20.456cm" svg:y="10.157cm" svg:viewBox="0 0 465 34" svg:d="m437 34c11 0 28 0 28-17s-14-17-28-17h-409c-11 0-28 0-28 17s17 17 28 17z">
            <text:p/>
          </draw:path>
          <draw:path draw:style-name="gr2" draw:layer="layout" svg:width="0.251cm" svg:height="0.456cm" svg:x="21.072cm" svg:y="9.888cm" svg:viewBox="0 0 252 457" svg:d="m157 20c0-20-3-20-23-20-44 42-106 45-134 45v25c17 0 62 0 101-20v351c0 22 0 33-70 33h-25v23c11 0 95-3 123-3 19 0 106 3 123 3v-23h-28c-67 0-67-11-67-33z">
            <text:p/>
          </draw:path>
          <draw:path draw:style-name="gr2" draw:layer="layout" svg:width="0.483cm" svg:height="0.694cm" svg:x="21.495cm" svg:y="10.07cm" svg:viewBox="0 0 484 695" svg:d="m230 11c0 0 0-11-14-11-23 0-96 8-121 11-8 0-19 0-19 20 0 11 11 11 25 11 47 0 47 6 47 17l-2 19-143 566c-3 14-3 17-3 23 0 22 20 28 28 28 17 0 31-12 36-26l20-75 22-90c6-19 12-42 17-64 0-6 9-39 9-45 5-8 33-64 67-90 22-16 53-36 95-36s53 34 53 70c0 53-36 160-61 221-9 23-12 34-12 53 0 45 34 82 82 82 92 0 128-146 128-152 0-11-11-11-14-11-8 0-8 3-14 17-14 53-44 123-100 123-17 0-23-8-23-33 0-23 9-48 17-70 17-42 62-157 62-216 0-64-40-104-115-104-62 0-109 28-146 76z">
            <text:p/>
          </draw:path>
          <draw:path draw:style-name="gr2" draw:layer="layout" svg:width="0.293cm" svg:height="0.31cm" svg:x="22.052cm" svg:y="10.092cm" svg:viewBox="0 0 294 311" svg:d="m109 146c20 0 73 0 109-14 51-17 62-51 62-70 0-40-39-62-87-62-81 0-193 64-193 182 0 70 42 129 123 129 118 0 171-67 171-79 0-2-6-11-11-11-3 0-6 0-11 6-54 64-135 64-146 64-42 0-70-28-70-84 0-8 0-22 8-61zm-39-17c28-101 104-109 123-109 31 0 56 14 56 42 0 67-115 67-145 67z">
            <text:p/>
          </draw:path>
          <draw:path draw:style-name="gr2" draw:layer="layout" svg:width="0.654cm" svg:height="0.229cm" svg:x="22.757cm" svg:y="10.392cm" svg:viewBox="0 0 655 230" svg:d="m622 39c14 0 33 0 33-19s-19-20-33-20h-588c-14 0-34 0-34 20s20 19 34 19zm0 191c14 0 33 0 33-20s-19-20-33-20h-588c-14 0-34 0-34 20s20 20 34 20z">
            <text:p/>
          </draw:path>
          <draw:path draw:style-name="gr2" draw:layer="layout" svg:width="0.416cm" svg:height="0.887cm" svg:x="23.763cm" svg:y="10.067cm" svg:viewBox="0 0 417 888" svg:d="m129 384c-107 73-129 165-129 199 0 47 25 75 28 78 31 34 42 36 115 64l117 48c17 6 37 11 37 42 0 23-20 51-48 51-45 0-75-23-87-31-5-3-8-6-11-6-8 0-11 9-11 11 0 12 53 48 109 48 59 0 101-56 101-107 0-44-36-64-48-70-14-2-47-16-58-22-20-6-40-14-62-22l-59-23c-45-17-73-47-73-87 0-42 40-126 121-168 36 12 67 12 87 12 30 0 92 0 92-28 0-26-42-28-81-28-17 0-48 0-84 11-25-25-28-59-28-76 0-56 36-132 109-168 17 22 39 22 62 22 25 0 89 0 89-30 0-26-45-28-84-28-11 0-36 0-61 5-3-8-3-14-3-31 0-14 3-36 3-36 0-8-3-14-12-14-16 0-16 45-16 48 0 19 5 36 5 39-103 28-171 109-171 185 0 36 17 75 65 103zm159-280c17-6 37-6 48-6 34 0 36 0 56 6-8 2-20 8-62 8-19 0-30 0-42-8zm-75 269c22-6 42-6 56-6 33 0 36 0 56 6-9 2-20 8-65 8-22 0-30 0-47-8z">
            <text:p/>
          </draw:path>
          <draw:path draw:style-name="gr2" draw:layer="layout" svg:width="0.483cm" svg:height="0.694cm" svg:x="24.272cm" svg:y="10.07cm" svg:viewBox="0 0 484 695" svg:d="m230 11c0 0 0-11-14-11-23 0-96 8-121 11-8 0-19 0-19 20 0 11 11 11 25 11 47 0 47 6 47 17l-2 19-143 566c-3 14-3 17-3 23 0 22 20 28 28 28 17 0 31-12 36-26l20-75 22-90c6-19 12-42 17-64 0-6 9-39 9-45 5-8 33-64 67-90 22-16 53-36 95-36s53 34 53 70c0 53-36 160-61 221-9 23-12 34-12 53 0 45 34 82 82 82 92 0 128-146 128-152 0-11-11-11-14-11-8 0-8 3-14 17-14 53-44 123-100 123-17 0-23-8-23-33 0-23 9-48 17-70 17-42 62-157 62-216 0-64-40-104-115-104-62 0-109 28-146 76z">
            <text:p/>
          </draw:path>
          <draw:path draw:style-name="gr2" draw:layer="layout" svg:width="0.293cm" svg:height="0.31cm" svg:x="24.829cm" svg:y="10.092cm" svg:viewBox="0 0 294 311" svg:d="m109 146c20 0 73 0 109-14 51-17 62-51 62-70 0-40-39-62-87-62-81 0-193 64-193 182 0 70 42 129 123 129 118 0 171-67 171-79 0-2-6-11-11-11-3 0-6 0-11 6-54 64-135 64-146 64-42 0-70-28-70-84 0-8 0-22 8-61zm-39-17c28-101 104-109 123-109 31 0 56 14 56 42 0 67-115 67-145 67z">
            <text:p/>
          </draw:path>
        </draw:g>
        <draw:g>
          <svg:title>TexMaths</svg:title>
          <svg:desc>28§display§\overline{\overline{\boldsymbol{G}}}(\boldsymbol{r},\boldsymbol{r'})=\frac{1}{|\boldsymbol{r}-\boldsymbol{r'}|^{3}}[3\overline{\overline{\boldsymbol{R}}}(\boldsymbol{r},\boldsymbol{r'})-\overline{\overline{\boldsymbol{I}}}]§svg§600§FALSE§</svg:desc>
          <draw:polygon draw:style-name="gr1" draw:layer="layout" svg:width="14.959cm" svg:height="2.22cm" svg:x="2.44cm" svg:y="12.822cm" svg:viewBox="0 0 14960 2221" draw:points="7479,2221 0,2221 0,0 14960,0 14960,2221">
            <text:p/>
          </draw:polygon>
          <draw:polygon draw:style-name="gr2" draw:layer="layout" svg:width="0.873cm" svg:height="0.038cm" svg:x="2.44cm" svg:y="13.094cm" svg:viewBox="0 0 874 39" draw:points="437,39 0,39 0,0 874,0 874,39">
            <text:p/>
          </draw:polygon>
          <draw:polygon draw:style-name="gr2" draw:layer="layout" svg:width="0.873cm" svg:height="0.038cm" svg:x="2.44cm" svg:y="13.29cm" svg:viewBox="0 0 874 39" draw:points="437,39 0,39 0,0 874,0 874,39">
            <text:p/>
          </draw:polygon>
          <draw:path draw:style-name="gr2" draw:layer="layout" svg:width="0.786cm" svg:height="0.707cm" svg:x="2.493cm" svg:y="13.43cm" svg:viewBox="0 0 787 708" svg:d="m669 484c3-14 6-14 11-16 12 0 26 0 40 0 22 0 39 0 39-31 0-3-3-17-20-17-22 0-45 3-67 3s-45 0-67 0c-39 0-135-3-174-3-14 0-31 0-31 28 0 20 17 20 34 20h36c12 0 65 0 65 5 0 0 0 3-9 25 0 9-16 70-16 70-17 68-96 96-157 96-59 0-118-14-163-51-53-45-53-112-53-131 0-48 23-224 118-331 56-64 151-103 252-103 123 0 168 95 168 173 0 11-3 28-3 37 0 14 14 14 28 14 22 0 22 0 28-20l56-221c0-6 3-11 3-17 0-14-14-14-25-14l-93 70c-19-20-70-70-179-70-314 0-490 241-490 442 0 180 140 266 322 266 104 0 171-33 204-67 23 25 73 51 82 51s11-9 14-23z">
            <text:p/>
          </draw:path>
          <draw:path draw:style-name="gr2" draw:layer="layout" svg:width="0.229cm" svg:height="0.982cm" svg:x="3.409cm" svg:y="13.385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" draw:layer="layout" svg:width="0.464cm" svg:height="0.453cm" svg:x="3.728cm" svg:y="13.676cm" svg:viewBox="0 0 465 454" svg:d="m406 50c-56 9-62 59-62 68 0 22 17 44 51 44s70-25 70-75c0-48-34-87-95-87-56 0-101 28-132 59-22-45-78-59-115-59s-64 20-87 56c-22 39-36 92-36 98 0 14 14 14 22 14 12 0 17 0 20-6 3-2 3-2 8-28 20-75 42-98 68-98 14 0 22 9 22 34 0 20-3 28-14 76-3 16-20 81-28 106-3 20-14 62-20 81-5 25-16 70-16 76 0 22 16 45 47 45 20 0 53-14 65-54 0-2 67-271 67-277 5-14 5-17 17-31 25-28 61-56 109-56 25 0 36 12 39 14z">
            <text:p/>
          </draw:path>
          <draw:path draw:style-name="gr2" draw:layer="layout" svg:width="0.114cm" svg:height="0.293cm" svg:x="4.333cm" svg:y="14.018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2" draw:layer="layout" svg:width="0.464cm" svg:height="0.453cm" svg:x="4.716cm" svg:y="13.676cm" svg:viewBox="0 0 465 454" svg:d="m406 50c-56 9-62 59-62 68 0 22 17 44 51 44s70-25 70-75c0-48-34-87-95-87-56 0-101 28-132 59-22-45-78-59-115-59s-64 20-87 56c-22 39-36 92-36 98 0 14 14 14 22 14 12 0 17 0 20-6 3-2 3-2 8-28 20-75 42-98 68-98 14 0 22 9 22 34 0 20-3 28-14 76-3 16-20 81-28 106-3 20-14 62-20 81-5 25-16 70-16 76 0 22 16 45 47 45 20 0 53-14 65-54 0-2 67-271 67-277 5-14 5-17 17-31 25-28 61-56 109-56 25 0 36 12 39 14z">
            <text:p/>
          </draw:path>
          <draw:path draw:style-name="gr2" draw:layer="layout" svg:width="0.217cm" svg:height="0.366cm" svg:x="5.268cm" svg:y="13.329cm" svg:viewBox="0 0 218 367" svg:d="m210 84c6-8 8-14 8-31 0-33-33-53-56-53s-42 11-50 39l-109 286c-3 11-3 11-3 14s0 8 8 11c6 3 34 17 40 17 8 0 8-3 14-14z">
            <text:p/>
          </draw:path>
          <draw:path draw:style-name="gr2" draw:layer="layout" svg:width="0.229cm" svg:height="0.982cm" svg:x="5.61cm" svg:y="13.385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" draw:layer="layout" svg:width="0.654cm" svg:height="0.229cm" svg:x="6.265cm" svg:y="13.76cm" svg:viewBox="0 0 655 230" svg:d="m622 39c14 0 33 0 33-19s-19-20-33-20h-588c-14 0-34 0-34 20s20 19 34 19zm0 191c14 0 33 0 33-20s-19-20-33-20h-588c-14 0-34 0-34 20s20 20 34 20z">
            <text:p/>
          </draw:path>
          <draw:path draw:style-name="gr2" draw:layer="layout" svg:width="0.324cm" svg:height="0.654cm" svg:x="9.011cm" svg:y="12.8cm" svg:viewBox="0 0 325 655" svg:d="m202 25c0-22 0-25-23-25-61 62-148 62-179 62v30c20 0 78 0 129-25v510c0 36-3 47-93 47h-30v31c33-3 120-3 159-3s126 0 160 3v-31h-31c-90 0-92-11-92-47z">
            <text:p/>
          </draw:path>
          <draw:polygon draw:style-name="gr2" draw:layer="layout" svg:width="3.611cm" svg:height="0.038cm" svg:x="7.365cm" svg:y="13.856cm" svg:viewBox="0 0 3612 39" draw:points="1806,39 0,39 0,0 3612,0 3612,39">
            <text:p/>
          </draw:polygon>
          <draw:path draw:style-name="gr2" draw:layer="layout" svg:width="0.038cm" svg:height="0.982cm" svg:x="7.483cm" svg:y="14.06cm" svg:viewBox="0 0 39 983" svg:d="m39 36c0-19 0-36-19-36s-20 17-20 36v913c0 17 0 34 20 34s19-17 19-34z">
            <text:p/>
          </draw:path>
          <draw:path draw:style-name="gr2" draw:layer="layout" svg:width="0.464cm" svg:height="0.453cm" svg:x="7.67cm" svg:y="14.351cm" svg:viewBox="0 0 465 454" svg:d="m406 50c-56 9-62 59-62 68 0 22 17 44 51 44s70-25 70-75c0-48-34-87-95-87-56 0-101 28-132 59-22-45-78-59-115-59s-64 20-87 56c-22 39-36 92-36 98 0 14 14 14 22 14 12 0 17 0 20-6 3-2 3-2 8-28 20-75 42-98 68-98 14 0 22 9 22 34 0 20-3 28-14 76-3 16-20 81-28 106-3 20-14 62-20 81-5 25-16 70-16 76 0 22 16 45 47 45 20 0 53-14 65-54 0-2 67-271 67-277 5-14 5-17 17-31 25-28 61-56 109-56 25 0 36 12 39 14z">
            <text:p/>
          </draw:path>
          <draw:path draw:style-name="gr2" draw:layer="layout" svg:width="0.601cm" svg:height="0.038cm" svg:x="8.491cm" svg:y="14.531cm" svg:viewBox="0 0 602 39" svg:d="m566 39c16 0 36 0 36-19s-20-20-36-20h-532c-17 0-34 0-34 20s17 19 34 19z">
            <text:p/>
          </draw:path>
          <draw:path draw:style-name="gr2" draw:layer="layout" svg:width="0.464cm" svg:height="0.453cm" svg:x="9.426cm" svg:y="14.351cm" svg:viewBox="0 0 465 454" svg:d="m406 50c-56 9-62 59-62 68 0 22 17 44 51 44s70-25 70-75c0-48-34-87-95-87-56 0-101 28-132 59-22-45-78-59-115-59s-64 20-87 56c-22 39-36 92-36 98 0 14 14 14 22 14 12 0 17 0 20-6 3-2 3-2 8-28 20-75 42-98 68-98 14 0 22 9 22 34 0 20-3 28-14 76-3 16-20 81-28 106-3 20-14 62-20 81-5 25-16 70-16 76 0 22 16 45 47 45 20 0 53-14 65-54 0-2 67-271 67-277 5-14 5-17 17-31 25-28 61-56 109-56 25 0 36 12 39 14z">
            <text:p/>
          </draw:path>
          <draw:path draw:style-name="gr2" draw:layer="layout" svg:width="0.217cm" svg:height="0.366cm" svg:x="9.977cm" svg:y="14.055cm" svg:viewBox="0 0 218 367" svg:d="m210 84c6-8 8-14 8-31 0-33-33-53-56-53s-42 11-50 39l-109 286c-3 11-3 11-3 14s0 8 8 11c6 3 34 17 40 17 8 0 8-3 14-14z">
            <text:p/>
          </draw:path>
          <draw:path draw:style-name="gr2" draw:layer="layout" svg:width="0.038cm" svg:height="0.982cm" svg:x="10.378cm" svg:y="14.06cm" svg:viewBox="0 0 39 983" svg:d="m39 36c0-19 0-36-19-36s-20 17-20 36v913c0 17 0 34 20 34s19-17 19-34z">
            <text:p/>
          </draw:path>
          <draw:path draw:style-name="gr2" draw:layer="layout" svg:width="0.315cm" svg:height="0.469cm" svg:x="10.571cm" svg:y="14.055cm" svg:viewBox="0 0 316 470" svg:d="m151 227c53 0 93 36 93 112 0 84-51 109-90 109-28 0-90-6-118-48 34 0 40-22 40-39 0-19-17-36-37-36s-39 11-39 39c0 64 73 106 154 106 98 0 162-64 162-131 0-53-44-109-120-123 73-28 101-79 101-121 0-53-65-95-140-95s-135 36-135 92c0 23 14 37 34 37 22 0 36-17 36-37s-14-33-36-33c25-31 73-39 98-39 31 0 76 16 76 75 0 28-12 62-28 81-23 28-42 28-76 31-20 0-20 0-22 3-3 0-9 0-9 8s6 9 20 9z">
            <text:p/>
          </draw:path>
          <draw:polygon draw:style-name="gr2" draw:layer="layout" svg:width="0.133cm" svg:height="0.982cm" svg:x="11.209cm" svg:y="13.385cm" svg:viewBox="0 0 134 983" draw:points="134,983 134,944 39,944 39,39 134,39 134,0 0,0 0,983">
            <text:p/>
          </draw:polygon>
          <draw:path draw:style-name="gr2" draw:layer="layout" svg:width="0.408cm" svg:height="0.677cm" svg:x="11.408cm" svg:y="13.466cm" svg:viewBox="0 0 409 678" svg:d="m244 308c81-25 137-95 137-171 0-81-87-137-179-137-101 0-177 59-177 134 0 31 23 51 51 51 30 0 50-23 50-51 0-47-45-47-59-47 28-51 95-62 129-62 42 0 95 23 95 109 0 12-3 70-28 112-28 48-61 51-87 51-8 3-30 5-39 5s-14 0-14 12 6 11 23 11h44c82 0 118 67 118 162 0 135-70 163-112 163s-118-17-151-76c33 6 64-17 64-53s-25-56-53-56c-25 0-56 14-56 59 0 89 92 154 199 154 120 0 210-90 210-191 0-81-62-157-165-179z">
            <text:p/>
          </draw:path>
          <draw:polygon draw:style-name="gr2" draw:layer="layout" svg:width="0.861cm" svg:height="0.038cm" svg:x="11.859cm" svg:y="13.094cm" svg:viewBox="0 0 862 39" draw:points="431,39 0,39 0,0 862,0 862,39">
            <text:p/>
          </draw:polygon>
          <draw:polygon draw:style-name="gr2" draw:layer="layout" svg:width="0.861cm" svg:height="0.038cm" svg:x="11.859cm" svg:y="13.29cm" svg:viewBox="0 0 862 39" draw:points="431,39 0,39 0,0 862,0 862,39">
            <text:p/>
          </draw:polygon>
          <draw:path draw:style-name="gr2" draw:layer="layout" svg:width="0.825cm" svg:height="0.691cm" svg:x="11.901cm" svg:y="13.447cm" svg:viewBox="0 0 826 692" svg:d="m386 64c6-14 6-14 6-16 6 0 50 0 76 0 89 0 182 0 182 81 0 0-6 95-56 145-14 14-59 45-157 45h-115zm194 278c176-48 210-140 210-191 0-98-107-151-255-151h-342c-19 0-36 0-36 28 0 20 14 20 42 20 19 0 39 0 59 0l-140 562c-3 14-6 17-23 17-17 3-36 3-53 3-25 0-25 0-31 0-11 8-11 22-11 28 0 0 0 17 22 17 26 0 51-3 73-3 25 0 51 0 73 0 34 0 118 3 151 3 9 0 14 0 20-6s8-22 8-22c0-17-14-17-42-17-19 0-39-3-59-3l68-271h120c28 0 95 5 95 81 0 14-8 47-14 73-11 42-14 56-14 72 0 101 132 110 182 110 107 0 143-98 143-115s-20-17-25-17c-17 0-20 6-23 20-14 39-50 75-86 75-26 0-45-8-45-59 0-14 0-30 14-109 3-11 5-31 5-39 0-39-22-84-86-106z">
            <text:p/>
          </draw:path>
          <draw:path draw:style-name="gr2" draw:layer="layout" svg:width="0.229cm" svg:height="0.982cm" svg:x="12.819cm" svg:y="13.385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" draw:layer="layout" svg:width="0.464cm" svg:height="0.453cm" svg:x="13.136cm" svg:y="13.676cm" svg:viewBox="0 0 465 454" svg:d="m406 50c-56 9-62 59-62 68 0 22 17 44 51 44s70-25 70-75c0-48-34-87-95-87-56 0-101 28-132 59-22-45-78-59-115-59s-64 20-87 56c-22 39-36 92-36 98 0 14 14 14 22 14 12 0 17 0 20-6 3-2 3-2 8-28 20-75 42-98 68-98 14 0 22 9 22 34 0 20-3 28-14 76-3 16-20 81-28 106-3 20-14 62-20 81-5 25-16 70-16 76 0 22 16 45 47 45 20 0 53-14 65-54 0-2 67-271 67-277 5-14 5-17 17-31 25-28 61-56 109-56 25 0 36 12 39 14z">
            <text:p/>
          </draw:path>
          <draw:path draw:style-name="gr2" draw:layer="layout" svg:width="0.114cm" svg:height="0.293cm" svg:x="13.74cm" svg:y="14.018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2" draw:layer="layout" svg:width="0.464cm" svg:height="0.453cm" svg:x="14.124cm" svg:y="13.676cm" svg:viewBox="0 0 465 454" svg:d="m406 50c-56 9-62 59-62 68 0 22 17 44 51 44s70-25 70-75c0-48-34-87-95-87-56 0-101 28-132 59-22-45-78-59-115-59s-64 20-87 56c-22 39-36 92-36 98 0 14 14 14 22 14 12 0 17 0 20-6 3-2 3-2 8-28 20-75 42-98 68-98 14 0 22 9 22 34 0 20-3 28-14 76-3 16-20 81-28 106-3 20-14 62-20 81-5 25-16 70-16 76 0 22 16 45 47 45 20 0 53-14 65-54 0-2 67-271 67-277 5-14 5-17 17-31 25-28 61-56 109-56 25 0 36 12 39 14z">
            <text:p/>
          </draw:path>
          <draw:path draw:style-name="gr2" draw:layer="layout" svg:width="0.217cm" svg:height="0.366cm" svg:x="14.676cm" svg:y="13.329cm" svg:viewBox="0 0 218 367" svg:d="m210 84c6-8 8-14 8-31 0-33-33-53-56-53s-42 11-50 39l-109 286c-3 11-3 11-3 14s0 8 8 11c6 3 34 17 40 17 8 0 8-3 14-14z">
            <text:p/>
          </draw:path>
          <draw:path draw:style-name="gr2" draw:layer="layout" svg:width="0.229cm" svg:height="0.982cm" svg:x="15.017cm" svg:y="13.385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" draw:layer="layout" svg:width="0.601cm" svg:height="0.038cm" svg:x="15.644cm" svg:y="13.856cm" svg:viewBox="0 0 602 39" svg:d="m566 39c16 0 36 0 36-19s-20-20-36-20h-532c-17 0-34 0-34 20s17 19 34 19z">
            <text:p/>
          </draw:path>
          <draw:polygon draw:style-name="gr2" draw:layer="layout" svg:width="0.579cm" svg:height="0.038cm" svg:x="16.546cm" svg:y="13.094cm" svg:viewBox="0 0 580 39" draw:points="288,39 0,39 0,0 580,0 580,39">
            <text:p/>
          </draw:polygon>
          <draw:polygon draw:style-name="gr2" draw:layer="layout" svg:width="0.579cm" svg:height="0.038cm" svg:x="16.546cm" svg:y="13.29cm" svg:viewBox="0 0 580 39" draw:points="288,39 0,39 0,0 580,0 580,39">
            <text:p/>
          </draw:polygon>
          <draw:path draw:style-name="gr2" draw:layer="layout" svg:width="0.52cm" svg:height="0.674cm" svg:x="16.585cm" svg:y="13.447cm" svg:viewBox="0 0 521 675" svg:d="m398 67c2-17 2-17 22-19 17 0 28 0 45 0h19c20 0 23-3 26-6 8-6 11-20 11-25 0-11-11-17-23-17-25 0-50 3-75 3s-51 0-79 0-56 0-81 0-53-3-78-3c-9 0-28 0-28 28 0 20 17 20 33 20h23c8 0 31 0 50 0l-140 562c-3 14-5 17-25 17-11 3-28 3-42 3h-20c-19 0-36 0-36 28 0 11 11 17 22 17 26 0 51-3 73-3 28 0 53 0 81 0s54 0 82 0c25 0 50 3 75 3 11 0 31 0 31-28 0-17-17-17-34-17h-22c-6 0-39-3-50-3z">
            <text:p/>
          </draw:path>
          <draw:polygon draw:style-name="gr2" draw:layer="layout" svg:width="0.133cm" svg:height="0.982cm" svg:x="17.148cm" svg:y="13.385cm" svg:viewBox="0 0 134 983" draw:points="134,0 0,0 0,39 95,39 95,944 0,944 0,983 134,983">
            <text:p/>
          </draw:polygon>
        </draw:g>
        <draw:g>
          <svg:title>TexMaths</svg:title>
          <svg:desc>28§display§h^{t}=h^{e}+G^{d}m=(I-G^{d}\xi)^{-1}h^{e}=\kappa h^{e}§svg§600§FALSE§</svg:desc>
          <draw:polygon draw:style-name="gr1" draw:layer="layout" svg:width="16.877cm" svg:height="1.13cm" svg:x="8.4cm" svg:y="11.469cm" svg:viewBox="0 0 16878 1131" draw:points="8439,1131 0,1131 0,0 16878,0 16878,1131">
            <text:p/>
          </draw:polygon>
          <draw:path draw:style-name="gr2" draw:layer="layout" svg:width="0.483cm" svg:height="0.693cm" svg:x="8.453cm" svg:y="11.671cm" svg:viewBox="0 0 484 694" svg:d="m230 11c0 0 0-11-14-11-23 0-96 8-121 11-8 0-19 0-19 20 0 11 11 11 25 11 47 0 47 6 47 17l-2 19-143 566c-3 14-3 17-3 22 0 23 20 28 28 28 17 0 31-11 36-25l20-76 22-89c6-20 12-42 17-64 0-6 9-40 9-45 5-9 33-65 67-90 22-17 53-36 95-36s53 33 53 70c0 53-36 159-61 221-9 22-12 33-12 53 0 45 34 81 82 81 92 0 128-145 128-151 0-11-11-11-14-11-8 0-8 3-14 17-14 53-44 123-100 123-17 0-23-9-23-34 0-22 9-47 17-70 17-42 62-156 62-215 0-65-40-104-115-104-62 0-109 28-146 76z">
            <text:p/>
          </draw:path>
          <draw:path draw:style-name="gr2" draw:layer="layout" svg:width="0.231cm" svg:height="0.436cm" svg:x="8.996cm" svg:y="11.517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" draw:layer="layout" svg:width="0.654cm" svg:height="0.229cm" svg:x="9.643cm" svg:y="11.993cm" svg:viewBox="0 0 655 230" svg:d="m622 39c14 0 33 0 33-19s-19-20-33-20h-588c-14 0-34 0-34 20s20 19 34 19zm0 191c14 0 33 0 33-20s-19-20-33-20h-588c-14 0-34 0-34 20s20 20 34 20z">
            <text:p/>
          </draw:path>
          <draw:path draw:style-name="gr2" draw:layer="layout" svg:width="0.483cm" svg:height="0.693cm" svg:x="10.679cm" svg:y="11.671cm" svg:viewBox="0 0 484 694" svg:d="m230 11c0 0 0-11-14-11-23 0-96 8-121 11-8 0-19 0-19 20 0 11 11 11 25 11 47 0 47 6 47 17l-2 19-143 566c-3 14-3 17-3 22 0 23 20 28 28 28 17 0 31-11 36-25l20-76 22-89c6-20 12-42 17-64 0-6 9-40 9-45 5-9 33-65 67-90 22-17 53-36 95-36s53 33 53 70c0 53-36 159-61 221-9 22-12 33-12 53 0 45 34 81 82 81 92 0 128-145 128-151 0-11-11-11-14-11-8 0-8 3-14 17-14 53-44 123-100 123-17 0-23-9-23-34 0-22 9-47 17-70 17-42 62-156 62-215 0-65-40-104-115-104-62 0-109 28-146 76z">
            <text:p/>
          </draw:path>
          <draw:path draw:style-name="gr2" draw:layer="layout" svg:width="0.293cm" svg:height="0.31cm" svg:x="11.239cm" svg:y="11.643cm" svg:viewBox="0 0 294 311" svg:d="m109 146c20 0 73 0 109-14 51-17 62-51 62-70 0-40-39-62-87-62-81 0-193 64-193 182 0 70 42 129 123 129 118 0 171-67 171-79 0-2-6-11-11-11-3 0-6 0-11 6-54 64-135 64-146 64-42 0-70-28-70-84 0-8 0-22 8-61zm-39-17c28-101 104-109 123-109 31 0 56 14 56 42 0 67-115 67-145 67z">
            <text:p/>
          </draw:path>
          <draw:path draw:style-name="gr2" draw:layer="layout" svg:width="0.654cm" svg:height="0.654cm" svg:x="11.889cm" svg:y="11.78cm" svg:viewBox="0 0 655 655" svg:d="m347 347h275c14 0 33 0 33-19s-19-20-33-20h-275v-274c0-14 0-34-19-34s-20 20-20 34v274h-274c-14 0-34 0-34 20s20 19 34 19h274v274c0 14 0 34 20 34s19-20 19-34z">
            <text:p/>
          </draw:path>
          <draw:path draw:style-name="gr2" draw:layer="layout" svg:width="0.699cm" svg:height="0.716cm" svg:x="12.866cm" svg:y="11.659cm" svg:viewBox="0 0 700 717" svg:d="m700 11c0-5-3-11-11-11-3 0-6 0-17 11l-67 76c-9-14-56-87-165-87-219 0-440 218-440 445 0 157 109 272 269 272 42 0 87-12 123-26 48-19 67-39 84-58 11 22 36 58 45 58 5 0 8-2 8-2 0-3 11-40 17-59l17-76c5-16 11-33 14-50 11-45 11-48 67-48 6 0 17-2 17-19 0-9-6-11-14-11-23 0-81 2-104 2-31 0-106-2-137-2-8 0-20 0-20 19 0 11 9 11 28 11 3 0 31 0 54 0 25 3 30 9 30 20 0 8-11 53-22 90-25 109-154 120-188 120-95 0-198-56-198-207 0-31 8-193 112-322 53-67 148-126 246-126 101 0 160 75 160 190 0 39-3 39-3 51 0 8 11 8 14 8 14 0 14-3 17-20z">
            <text:p/>
          </draw:path>
          <draw:path draw:style-name="gr2" draw:layer="layout" svg:width="0.352cm" svg:height="0.483cm" svg:x="13.633cm" svg:y="11.469cm" svg:viewBox="0 0 353 484" svg:d="m350 20c3 0 3-9 3-12s-3-8-9-8c-14 0-72 6-89 6-6 2-14 2-14 16 0 12 8 12 17 12 33 0 33 2 33 8s-3 8-3 17l-39 157c-14-23-39-42-73-42-86 0-176 98-176 196 0 67 45 114 104 114 36 0 70-19 98-47 14 42 53 47 70 47 25 0 42-14 56-36 14-25 22-64 22-67 0-11-8-11-8-11-12 0-12 2-17 22-9 34-23 73-51 73-16 0-22-14-22-34 0-11 3-19 3-28zm-146 372c-5 20-19 34-33 45-9 5-37 28-65 28-25 0-50-17-50-67 0-37 20-112 36-138 31-56 68-67 84-67 51 0 62 53 62 62 0 3 0 5 0 8z">
            <text:p/>
          </draw:path>
          <draw:path draw:style-name="gr2" draw:layer="layout" svg:width="0.805cm" svg:height="0.444cm" svg:x="14.078cm" svg:y="11.92cm" svg:viewBox="0 0 806 445" svg:d="m59 378c-3 14-9 36-9 42 0 17 12 25 28 25 12 0 28-8 37-28 0 0 11-47 17-73l22-86c6-23 11-45 17-68 5-16 11-44 14-47 14-31 67-121 159-121 45 0 54 37 54 68 0 25-6 53-14 84l-28 112-20 75c-6 20-14 53-14 59 0 17 14 25 28 25 31 0 36-25 45-56 14-56 50-199 59-238 2-11 56-129 162-129 42 0 53 34 53 68 0 56-39 168-59 221-11 22-14 33-14 53 0 48 34 81 82 81 92 0 128-143 128-151s-8-8-11-8c-11 0-11 2-17 16-14 54-44 121-98 121-16 0-25-9-25-31 0-25 9-48 17-70 20-50 62-160 62-216 0-64-40-106-115-106-73 0-123 42-160 95 0-11-3-45-31-70-25-19-56-25-81-25-89 0-137 62-154 87-5-56-45-87-89-87s-65 39-73 56c-17 34-31 92-31 95 0 11 11 11 11 11 11 0 11-2 17-22 17-70 36-118 73-118 14 0 31 9 31 45 0 20-3 31-17 81z">
            <text:p/>
          </draw:path>
          <draw:path draw:style-name="gr2" draw:layer="layout" svg:width="0.654cm" svg:height="0.229cm" svg:x="15.243cm" svg:y="11.993cm" svg:viewBox="0 0 655 230" svg:d="m622 39c14 0 33 0 33-19s-19-20-33-20h-588c-14 0-34 0-34 20s20 19 34 19zm0 191c14 0 33 0 33-20s-19-20-33-20h-588c-14 0-34 0-34 20s20 20 34 20z">
            <text:p/>
          </draw:path>
          <draw:path draw:style-name="gr2" draw:layer="layout" svg:width="0.229cm" svg:height="0.982cm" svg:x="16.324cm" svg:y="11.615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2" draw:layer="layout" svg:width="0.455cm" svg:height="0.671cm" svg:x="16.643cm" svg:y="11.682cm" svg:viewBox="0 0 456 672" svg:d="m333 76c11-37 14-45 90-45 25 0 33 0 33-20 0-11-11-11-16-11-28 0-101 3-129 3s-101-3-132-3c-5 0-19 0-19 20 0 11 8 11 28 11 42 0 67 0 67 19 0 3 0 6 0 14l-135 532c-8 37-11 45-89 45-23 0-31 0-31 20 0 11 11 11 14 11 28 0 101-3 129-3 31 0 103 3 131 3 9 0 20 0 20-20 0-11-6-11-28-11-17 0-22 0-42-3-22 0-25-5-25-17 0-5 3-14 3-22z">
            <text:p/>
          </draw:path>
          <draw:path draw:style-name="gr2" draw:layer="layout" svg:width="0.601cm" svg:height="0.038cm" svg:x="17.419cm" svg:y="12.088cm" svg:viewBox="0 0 602 39" svg:d="m566 39c16 0 36 0 36-19s-20-20-36-20h-532c-17 0-34 0-34 20s17 19 34 19z">
            <text:p/>
          </draw:path>
          <draw:path draw:style-name="gr2" draw:layer="layout" svg:width="0.699cm" svg:height="0.716cm" svg:x="18.371cm" svg:y="11.659cm" svg:viewBox="0 0 700 717" svg:d="m700 11c0-5-3-11-11-11-3 0-6 0-17 11l-67 76c-9-14-56-87-165-87-219 0-440 218-440 445 0 157 109 272 269 272 42 0 87-12 123-26 48-19 67-39 84-58 11 22 36 58 45 58 5 0 8-2 8-2 0-3 11-40 17-59l17-76c5-16 11-33 14-50 11-45 11-48 67-48 6 0 17-2 17-19 0-9-6-11-14-11-23 0-81 2-104 2-31 0-106-2-137-2-8 0-20 0-20 19 0 11 9 11 28 11 3 0 31 0 54 0 25 3 30 9 30 20 0 8-11 53-22 90-25 109-154 120-188 120-95 0-198-56-198-207 0-31 8-193 112-322 53-67 148-126 246-126 101 0 160 75 160 190 0 39-3 39-3 51 0 8 11 8 14 8 14 0 14-3 17-20z">
            <text:p/>
          </draw:path>
          <draw:path draw:style-name="gr2" draw:layer="layout" svg:width="0.352cm" svg:height="0.483cm" svg:x="19.138cm" svg:y="11.469cm" svg:viewBox="0 0 353 484" svg:d="m350 20c3 0 3-9 3-12s-3-8-9-8c-14 0-72 6-89 6-6 2-14 2-14 16 0 12 8 12 17 12 33 0 33 2 33 8s-3 8-3 17l-39 157c-14-23-39-42-73-42-86 0-176 98-176 196 0 67 45 114 104 114 36 0 70-19 98-47 14 42 53 47 70 47 25 0 42-14 56-36 14-25 22-64 22-67 0-11-8-11-8-11-12 0-12 2-17 22-9 34-23 73-51 73-16 0-22-14-22-34 0-11 3-19 3-28zm-146 372c-5 20-19 34-33 45-9 5-37 28-65 28-25 0-50-17-50-67 0-37 20-112 36-138 31-56 68-67 84-67 51 0 62 53 62 62 0 3 0 5 0 8z">
            <text:p/>
          </draw:path>
          <draw:path draw:style-name="gr2" draw:layer="layout" svg:width="0.416cm" svg:height="0.886cm" svg:x="19.577cm" svg:y="11.668cm" svg:viewBox="0 0 417 887" svg:d="m129 384c-107 72-129 165-129 198 0 48 25 76 28 79 31 33 42 36 115 64l117 48c17 5 37 11 37 42 0 22-20 50-48 50-45 0-75-22-87-31-5-3-8-5-11-5-8 0-11 8-11 11 0 11 53 47 109 47 59 0 101-56 101-106 0-45-36-64-48-70-14-3-47-17-58-22-20-6-40-14-62-23l-59-22c-45-17-73-48-73-87 0-42 40-126 121-168 36 11 67 11 87 11 30 0 92 0 92-28 0-25-42-28-81-28-17 0-48 0-84 12-25-26-28-59-28-76 0-56 36-132 109-168 17 22 39 22 62 22 25 0 89 0 89-30 0-26-45-28-84-28-11 0-36 0-61 5-3-8-3-14-3-31 0-14 3-36 3-36 0-8-3-14-12-14-16 0-16 45-16 48 0 19 5 36 5 39-103 28-171 109-171 185 0 36 17 75 65 103zm159-280c17-6 37-6 48-6 34 0 36 0 56 6-8 2-20 8-62 8-19 0-30 0-42-8zm-75 268c22-5 42-5 56-5 33 0 36 0 56 5-9 3-20 9-65 9-22 0-30 0-47-9z">
            <text:p/>
          </draw:path>
          <draw:path draw:style-name="gr2" draw:layer="layout" svg:width="0.229cm" svg:height="0.982cm" svg:x="20.087cm" svg:y="11.615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2" draw:layer="layout" svg:width="0.464cm" svg:height="0.033cm" svg:x="20.487cm" svg:y="11.757cm" svg:viewBox="0 0 465 34" svg:d="m437 34c11 0 28 0 28-17s-14-17-28-17h-409c-11 0-28 0-28 17s17 17 28 17z">
            <text:p/>
          </draw:path>
          <draw:path draw:style-name="gr2" draw:layer="layout" svg:width="0.251cm" svg:height="0.455cm" svg:x="21.103cm" svg:y="11.489cm" svg:viewBox="0 0 252 456" svg:d="m157 20c0-20-3-20-23-20-44 42-106 45-134 45v25c17 0 62 0 101-20v350c0 23 0 34-70 34h-25v22c11 0 95-2 123-2 19 0 106 2 123 2v-22h-28c-67 0-67-11-67-34z">
            <text:p/>
          </draw:path>
          <draw:path draw:style-name="gr2" draw:layer="layout" svg:width="0.483cm" svg:height="0.693cm" svg:x="21.523cm" svg:y="11.671cm" svg:viewBox="0 0 484 694" svg:d="m230 11c0 0 0-11-14-11-23 0-96 8-121 11-8 0-19 0-19 20 0 11 11 11 25 11 47 0 47 6 47 17l-2 19-143 566c-3 14-3 17-3 22 0 23 20 28 28 28 17 0 31-11 36-25l20-76 22-89c6-20 12-42 17-64 0-6 9-40 9-45 5-9 33-65 67-90 22-17 53-36 95-36s53 33 53 70c0 53-36 159-61 221-9 22-12 33-12 53 0 45 34 81 82 81 92 0 128-145 128-151 0-11-11-11-14-11-8 0-8 3-14 17-14 53-44 123-100 123-17 0-23-9-23-34 0-22 9-47 17-70 17-42 62-156 62-215 0-65-40-104-115-104-62 0-109 28-146 76z">
            <text:p/>
          </draw:path>
          <draw:path draw:style-name="gr2" draw:layer="layout" svg:width="0.293cm" svg:height="0.31cm" svg:x="22.083cm" svg:y="11.643cm" svg:viewBox="0 0 294 311" svg:d="m109 146c20 0 73 0 109-14 51-17 62-51 62-70 0-40-39-62-87-62-81 0-193 64-193 182 0 70 42 129 123 129 118 0 171-67 171-79 0-2-6-11-11-11-3 0-6 0-11 6-54 64-135 64-146 64-42 0-70-28-70-84 0-8 0-22 8-61zm-39-17c28-101 104-109 123-109 31 0 56 14 56 42 0 67-115 67-145 67z">
            <text:p/>
          </draw:path>
          <draw:path draw:style-name="gr2" draw:layer="layout" svg:width="0.654cm" svg:height="0.229cm" svg:x="22.786cm" svg:y="11.993cm" svg:viewBox="0 0 655 230" svg:d="m622 39c14 0 33 0 33-19s-19-20-33-20h-588c-14 0-34 0-34 20s20 19 34 19zm0 191c14 0 33 0 33-20s-19-20-33-20h-588c-14 0-34 0-34 20s20 20 34 20z">
            <text:p/>
          </draw:path>
          <draw:path draw:style-name="gr2" draw:layer="layout" svg:width="0.483cm" svg:height="0.444cm" svg:x="23.825cm" svg:y="11.92cm" svg:viewBox="0 0 484 445" svg:d="m3 398c-3 14-3 14-3 22 0 17 14 25 28 25 31 0 36-22 45-53 8-36 3-17 45-182 84 3 168 20 168 81 0 9 0 14 0 23-6 16-6 28-6 33 0 59 39 98 90 98 30 0 58-17 78-50 22-42 36-98 36-101 0-8-11-8-14-8-8 0-11 2-14 16-16 68-39 121-84 121-22 0-30-11-30-45 0-17 2-39 5-56 3-8 6-22 6-34 0-92-135-98-191-100 34-17 65-45 90-68 45-36 76-61 115-78-3 6-6 17-6 22 0 12 6 34 37 34 33 0 53-28 53-53 0-9-3-34-39-34-59 0-118 48-160 84-67 59-92 73-126 84 3-11 14-59 20-75 5-26 16-73 16-79 0-14-11-25-28-25-2 0-30 0-39 36z">
            <text:p/>
          </draw:path>
          <draw:path draw:style-name="gr2" draw:layer="layout" svg:width="0.483cm" svg:height="0.693cm" svg:x="24.393cm" svg:y="11.671cm" svg:viewBox="0 0 484 694" svg:d="m230 11c0 0 0-11-14-11-23 0-96 8-121 11-8 0-19 0-19 20 0 11 11 11 25 11 47 0 47 6 47 17l-2 19-143 566c-3 14-3 17-3 22 0 23 20 28 28 28 17 0 31-11 36-25l20-76 22-89c6-20 12-42 17-64 0-6 9-40 9-45 5-9 33-65 67-90 22-17 53-36 95-36s53 33 53 70c0 53-36 159-61 221-9 22-12 33-12 53 0 45 34 81 82 81 92 0 128-145 128-151 0-11-11-11-14-11-8 0-8 3-14 17-14 53-44 123-100 123-17 0-23-9-23-34 0-22 9-47 17-70 17-42 62-156 62-215 0-65-40-104-115-104-62 0-109 28-146 76z">
            <text:p/>
          </draw:path>
          <draw:path draw:style-name="gr2" draw:layer="layout" svg:width="0.293cm" svg:height="0.31cm" svg:x="24.95cm" svg:y="11.643cm" svg:viewBox="0 0 294 311" svg:d="m109 146c20 0 73 0 109-14 51-17 62-51 62-70 0-40-39-62-87-62-81 0-193 64-193 182 0 70 42 129 123 129 118 0 171-67 171-79 0-2-6-11-11-11-3 0-6 0-11 6-54 64-135 64-146 64-42 0-70-28-70-84 0-8 0-22 8-61zm-39-17c28-101 104-109 123-109 31 0 56 14 56 42 0 67-115 67-145 67z">
            <text:p/>
          </draw:path>
        </draw:g>
        <draw:g>
          <svg:title>TexMaths</svg:title>
          <svg:desc>28§display§L=\frac{\omega}{2}\mu_{0}\kappa^{\dag}\xi^{R}\kappa§svg§600§FALSE§</svg:desc>
          <draw:polygon draw:style-name="gr1" draw:layer="layout" svg:width="6.565cm" svg:height="1.763cm" svg:x="1.034cm" svg:y="15.611cm" svg:viewBox="0 0 6566 1764" draw:points="3282,1764 0,1764 0,0 6566,0 6566,1764">
            <text:p/>
          </draw:polygon>
          <draw:path draw:style-name="gr2" draw:layer="layout" svg:width="0.593cm" svg:height="0.671cm" svg:x="1.073cm" svg:y="16.028cm" svg:viewBox="0 0 594 672" svg:d="m330 76c9-34 12-45 104-45 31 0 36 0 36-20 0-11-11-11-14-11-33 0-114 3-145 3s-101-3-132-3c-5 0-19 0-19 20 0 11 8 11 28 11 2 0 22 0 36 3 20 0 28 2 28 14 0 5 0 8-3 19l-134 529c-9 37-11 45-90 45-14 0-25 0-25 20 0 11 8 11 25 11h457c25 0 25 0 30-17l79-213c3-11 3-11 3-14s-3-11-12-11-8 6-16 23c-34 89-76 201-247 201h-92c-14 0-17 0-23 0-8-3-11-3-11-11 0-3 0-3 3-22z">
            <text:p/>
          </draw:path>
          <draw:path draw:style-name="gr2" draw:layer="layout" svg:width="0.654cm" svg:height="0.229cm" svg:x="2.031cm" svg:y="16.339cm" svg:viewBox="0 0 655 230" svg:d="m622 39c14 0 33 0 33-19s-19-20-33-20h-588c-14 0-34 0-34 20s20 19 34 19zm0 191c14 0 33 0 33-20s-19-20-33-20h-588c-14 0-34 0-34 20s20 20 34 20z">
            <text:p/>
          </draw:path>
          <draw:path draw:style-name="gr2" draw:layer="layout" svg:width="0.581cm" svg:height="0.444cm" svg:x="3.145cm" svg:y="15.6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olygon draw:style-name="gr2" draw:layer="layout" svg:width="0.646cm" svg:height="0.038cm" svg:x="3.134cm" svg:y="16.434cm" svg:viewBox="0 0 647 39" draw:points="325,39 0,39 0,0 647,0 647,39">
            <text:p/>
          </draw:polygon>
          <draw:path draw:style-name="gr2" draw:layer="layout" svg:width="0.391cm" svg:height="0.654cm" svg:x="3.26cm" svg:y="16.72cm" svg:viewBox="0 0 392 655" svg:d="m76 580 103-101c154-137 213-191 213-289 0-112-87-190-207-190-112 0-185 90-185 179 0 53 50 53 53 53 17 0 51-11 51-50 0-25-17-53-54-53-8 0-8 0-11 3 23-65 76-101 132-101 89 0 131 78 131 159 0 79-47 157-103 219l-188 210c-11 11-11 14-11 36h364l28-171h-25c-3 28-11 73-20 87-8 9-73 9-95 9z">
            <text:p/>
          </draw:path>
          <draw:path draw:style-name="gr2" draw:layer="layout" svg:width="0.531cm" svg:height="0.646cm" svg:x="3.929cm" svg:y="16.266cm" svg:viewBox="0 0 532 647" svg:d="m199 90c3-20 14-59 14-65 0-14-11-25-28-25-3 0-31 0-39 36l-143 569c-3 11-3 14-3 17 0 14 11 25 28 25 20 0 31-17 34-20 5-8 16-61 53-213 33 28 78 31 98 31 67 0 106-45 129-70 8 42 44 70 89 70 34 0 56-22 73-53 17-36 28-95 28-98 0-8-8-8-11-8-9 0-11 2-14 16-17 65-34 121-73 121-28 0-31-25-31-45s11-67 20-101l28-106c3-14 14-53 17-67 5-23 14-62 14-68 0-16-14-25-28-25-6 0-31 0-40 34l-44 185c-12 47-23 89-26 100-2 3-50 93-128 93-51 0-73-31-73-84 0-28 5-56 14-84z">
            <text:p/>
          </draw:path>
          <draw:path draw:style-name="gr2" draw:layer="layout" svg:width="0.318cm" svg:height="0.469cm" svg:x="4.528cm" svg:y="16.39cm" svg:viewBox="0 0 319 470" svg:d="m319 238c0-76-8-132-39-179-22-31-64-59-120-59-160 0-160 188-160 238s0 232 160 232 159-182 159-232zm-159 213c-31 0-73-17-87-73-11-42-11-98-11-148s0-104 11-143c14-53 59-67 87-67 36 0 72 22 86 61 12 39 12 87 12 149 0 50 0 100-9 145-14 62-61 76-89 76z">
            <text:p/>
          </draw:path>
          <draw:path draw:style-name="gr2" draw:layer="layout" svg:width="0.483cm" svg:height="0.444cm" svg:x="4.988cm" svg:y="16.266cm" svg:viewBox="0 0 484 445" svg:d="m3 398c-3 14-3 14-3 22 0 17 14 25 28 25 31 0 36-22 45-53 8-36 3-17 45-182 84 3 168 20 168 81 0 9 0 14 0 23-6 16-6 28-6 33 0 59 39 98 90 98 30 0 58-17 78-50 22-42 36-98 36-101 0-8-11-8-14-8-8 0-11 2-14 16-16 68-39 121-84 121-22 0-30-11-30-45 0-17 2-39 5-56 3-8 6-22 6-34 0-92-135-98-191-100 34-17 65-45 90-68 45-36 76-61 115-78-3 6-6 17-6 22 0 12 6 34 37 34 33 0 53-28 53-53 0-9-3-34-39-34-59 0-118 48-160 84-67 59-92 73-126 84 3-11 14-59 20-75 5-26 16-73 16-79 0-14-11-25-28-25-2 0-30 0-39 36z">
            <text:p/>
          </draw:path>
          <draw:path draw:style-name="gr2" draw:layer="layout" svg:width="0.254cm" svg:height="0.632cm" svg:x="5.553cm" svg:y="15.81cm" svg:viewBox="0 0 255 633" svg:d="m134 196c12 3 20 3 40 8 22 6 39 12 50 12 28 0 31-23 31-28s-3-26-31-26c-11 0-28 3-50 9-20 5-28 5-40 8 3-25 9-53 12-75 2-14 8-48 8-73 0-20-8-31-25-31s-28 8-28 31 5 59 8 81c3 8 9 42 11 67-11-3-19-3-39-8-22-6-39-9-50-9-28 0-31 20-31 26s3 28 31 28c11 0 28-6 50-12 20-5 28-5 39-8-2 20-8 39-11 56-8 42-8 48-8 81 0 135 14 275 14 289 3 5 3 11 14 11 8 0 8-6 11-14 0 0 6-62 8-104 3-59 6-120 6-182 0-33 0-39-8-84-3-8-9-33-12-53z">
            <text:p/>
          </draw:path>
          <draw:path draw:style-name="gr2" draw:layer="layout" svg:width="0.416cm" svg:height="0.887cm" svg:x="5.934cm" svg:y="16.014cm" svg:viewBox="0 0 417 888" svg:d="m129 384c-107 72-129 165-129 198 0 48 25 76 28 79 31 33 42 36 115 64l117 48c17 5 37 11 37 42 0 22-20 50-48 50-45 0-75-22-87-31-5-2-8-5-11-5-8 0-11 8-11 11 0 11 53 48 109 48 59 0 101-56 101-107 0-45-36-64-48-70-14-3-47-17-58-22-20-6-40-14-62-23l-59-22c-45-17-73-48-73-87 0-42 40-126 121-168 36 11 67 11 87 11 30 0 92 0 92-28 0-25-42-28-81-28-17 0-48 0-84 12-25-26-28-59-28-76 0-56 36-132 109-168 17 22 39 22 62 22 25 0 89 0 89-30 0-26-45-28-84-28-11 0-36 0-61 5-3-8-3-14-3-31 0-14 3-36 3-36 0-8-3-14-12-14-16 0-16 45-16 48 0 19 5 36 5 39-103 28-171 109-171 185 0 36 17 75 65 103zm159-280c17-6 37-6 48-6 34 0 36 0 56 6-8 2-20 8-62 8-19 0-30 0-42-8zm-75 268c22-5 42-5 56-5 33 0 36 0 56 5-9 3-20 9-65 9-22 0-30 0-47-9z">
            <text:p/>
          </draw:path>
          <draw:path draw:style-name="gr2" draw:layer="layout" svg:width="0.534cm" svg:height="0.483cm" svg:x="6.435cm" svg:y="15.824cm" svg:viewBox="0 0 535 484" svg:d="m235 48c6-20 6-20 23-23h44c62 0 143 0 143 70 0 28-14 73-47 98-28 23-70 31-118 31h-90zm126 187c81-19 154-67 154-129 0-58-70-106-171-106h-210c-14 0-22 0-22 14 0 11 8 11 22 11 0 0 14 0 26 0 14 3 16 3 16 11 0 0 0 6-2 14l-93 367c-5 23-5 28-61 28-12 0-20 0-20 14 0 9 6 11 11 11 14 0 28-2 42-2s34 0 45 0c14 0 31 0 45 0s31 2 47 2c3 0 14 0 14-14 0-11-8-11-22-11-11 0-14 0-28 0-14-3-14-5-14-11 0 0 0-6 3-14l42-176h95c59 0 84 30 84 61 0 11-6 34-8 51-9 30-12 42-12 53 0 53 51 75 101 75 65 0 90-67 90-81 0 0 0-8-11-8-9 0-9 5-12 11-11 31-36 59-64 59-17 0-31-9-31-45 0-17 3-53 6-73 3-17 3-25 3-31 0-8 0-30-20-50-11-14-31-25-45-31z">
            <text:p/>
          </draw:path>
          <draw:path draw:style-name="gr2" draw:layer="layout" svg:width="0.483cm" svg:height="0.444cm" svg:x="7.088cm" svg:y="16.266cm" svg:viewBox="0 0 484 445" svg:d="m3 398c-3 14-3 14-3 22 0 17 14 25 28 25 31 0 36-22 45-53 8-36 3-17 45-182 84 3 168 20 168 81 0 9 0 14 0 23-6 16-6 28-6 33 0 59 39 98 90 98 30 0 58-17 78-50 22-42 36-98 36-101 0-8-11-8-14-8-8 0-11 2-14 16-16 68-39 121-84 121-22 0-30-11-30-45 0-17 2-39 5-56 3-8 6-22 6-34 0-92-135-98-191-100 34-17 65-45 90-68 45-36 76-61 115-78-3 6-6 17-6 22 0 12 6 34 37 34 33 0 53-28 53-53 0-9-3-34-39-34-59 0-118 48-160 84-67 59-92 73-126 84 3-11 14-59 20-75 5-26 16-73 16-79 0-14-11-25-28-25-2 0-30 0-39 36z">
            <text:p/>
          </draw:path>
        </draw:g>
        <draw:g>
          <svg:title>TexMaths</svg:title>
          <svg:desc>28§display§&lt;P&gt;=\textrm{Tr}\left[H^{e}L\right]§svg§600§FALSE§</svg:desc>
          <draw:polygon draw:style-name="gr1" draw:layer="layout" svg:width="7.598cm" svg:height="0.982cm" svg:x="20.001cm" svg:y="14.417cm" svg:viewBox="0 0 7599 983" draw:points="3800,983 0,983 0,0 7599,0 7599,983">
            <text:p/>
          </draw:polygon>
          <draw:path draw:style-name="gr2" draw:layer="layout" svg:width="0.601cm" svg:height="0.57cm" svg:x="20.082cm" svg:y="14.624cm" svg:viewBox="0 0 602 571" svg:d="m582 42c12-6 20-11 20-22s-8-20-20-20c-2 0-5 0-19 6l-543 257c-12 6-20 11-20 23s8 16 20 22l543 255c14 8 17 8 19 8 12 0 20-8 20-19s-8-17-20-23l-515-243z">
            <text:p/>
          </draw:path>
          <draw:path draw:style-name="gr2" draw:layer="layout" svg:width="0.702cm" svg:height="0.671cm" svg:x="21.079cm" svg:y="14.484cm" svg:viewBox="0 0 703 672" svg:d="m258 361h168c140 0 277-103 277-213 0-75-65-148-193-148h-320c-19 0-30 0-30 20 0 11 8 11 28 11 14 0 30 0 44 3 14 0 20 2 20 14 0 5 0 8-3 19l-131 530c-12 36-12 44-90 44-17 0-28 0-28 20 0 11 11 11 14 11 28 0 98-3 126-3 20 0 42 0 62 0 22 0 44 3 64 3 8 0 20 0 20-19 0-12-9-12-28-12-37 0-62 0-62-16 0-6 0-12 3-17zm72-294c9-33 12-36 54-36h92c84 0 134 25 134 95 0 36-19 123-56 157-50 45-109 53-154 53h-137z">
            <text:p/>
          </draw:path>
          <draw:path draw:style-name="gr2" draw:layer="layout" svg:width="0.601cm" svg:height="0.57cm" svg:x="22.163cm" svg:y="14.624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2" draw:layer="layout" svg:width="0.654cm" svg:height="0.229cm" svg:x="22.902cm" svg:y="14.795cm" svg:viewBox="0 0 655 230" svg:d="m622 39c14 0 33 0 33-19s-19-20-33-20h-588c-14 0-34 0-34 20s20 19 34 19zm0 191c14 0 33 0 33-20s-19-20-33-20h-588c-14 0-34 0-34 20s20 20 34 20z">
            <text:p/>
          </draw:path>
          <draw:path draw:style-name="gr2" draw:layer="layout" svg:width="0.637cm" svg:height="0.666cm" svg:x="23.921cm" svg:y="14.49cm" svg:viewBox="0 0 638 667" svg:d="m619 0h-599l-20 221h25c14-159 28-190 177-190 16 0 44 0 53 3 19 2 19 14 19 36v518c0 34 0 48-100 48h-42v31c42-3 142-3 187-3s146 0 188 3v-31h-39c-104 0-104-14-104-48v-518c0-20 0-34 17-36 11-3 36-3 56-3 148 0 162 31 176 190h25z">
            <text:p/>
          </draw:path>
          <draw:path draw:style-name="gr2" draw:layer="layout" svg:width="0.329cm" svg:height="0.433cm" svg:x="24.542cm" svg:y="14.719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olygon draw:style-name="gr2" draw:layer="layout" svg:width="0.133cm" svg:height="0.982cm" svg:x="25.181cm" svg:y="14.417cm" svg:viewBox="0 0 134 983" draw:points="134,983 134,944 39,944 39,39 134,39 134,0 0,0 0,983">
            <text:p/>
          </draw:polygon>
          <draw:path draw:style-name="gr2" draw:layer="layout" svg:width="0.828cm" svg:height="0.671cm" svg:x="25.377cm" svg:y="14.484cm" svg:viewBox="0 0 829 672" svg:d="m711 76c11-37 11-45 84-45 25 0 34 0 34-20 0-11-11-11-14-11-28 0-98 3-126 3s-98-3-126-3c-9 0-20 0-20 20 0 11 9 11 28 11 3 0 20 0 37 3 19 0 28 2 28 14 0 5-3 5-6 19l-59 241h-299l58-232c9-37 12-45 82-45 25 0 33 0 33-20 0-11-11-11-14-11-28 0-98 3-126 3s-98-3-126-3c-8 0-19 0-19 20 0 11 8 11 28 11 2 0 22 0 36 3 20 0 28 2 28 14 0 5 0 8-3 19l-134 530c-9 36-11 44-90 44-17 0-25 0-25 20 0 11 11 11 14 11 28 0 98-3 126-3 20 0 42 0 62 0 22 0 44 3 64 3 8 0 20 0 20-19 0-12-9-12-28-12-37 0-65 0-65-16 0-6 3-12 3-17l67-269h300c-39 162-62 255-67 272-9 30-28 30-90 30-14 0-22 0-22 20 0 11 11 11 14 11 25 0 95-3 123-3 22 0 42 0 64 0 20 0 42 3 65 3 5 0 19 0 19-19 0-12-11-12-28-12-36 0-64 0-64-16 0-6 3-12 3-17z">
            <text:p/>
          </draw:path>
          <draw:path draw:style-name="gr2" draw:layer="layout" svg:width="0.293cm" svg:height="0.31cm" svg:x="26.281cm" svg:y="14.445cm" svg:viewBox="0 0 294 311" svg:d="m109 146c20 0 73 0 109-14 51-17 62-51 62-70 0-40-39-62-87-62-81 0-193 64-193 182 0 70 42 129 123 129 118 0 171-67 171-79 0-2-6-11-11-11-3 0-6 0-11 6-54 64-135 64-146 64-42 0-70-28-70-84 0-8 0-22 8-61zm-39-17c28-101 104-109 123-109 31 0 56 14 56 42 0 67-115 67-145 67z">
            <text:p/>
          </draw:path>
          <draw:path draw:style-name="gr2" draw:layer="layout" svg:width="0.593cm" svg:height="0.671cm" svg:x="26.696cm" svg:y="14.484cm" svg:viewBox="0 0 594 672" svg:d="m330 76c9-34 12-45 104-45 31 0 36 0 36-20 0-11-11-11-14-11-33 0-114 3-145 3s-101-3-132-3c-5 0-19 0-19 20 0 11 8 11 28 11 2 0 22 0 36 3 20 0 28 2 28 14 0 5 0 8-3 19l-134 530c-9 36-11 44-90 44-14 0-25 0-25 20 0 11 8 11 25 11h457c25 0 25 0 30-17l79-213c3-11 3-11 3-14s-3-11-12-11-8 6-16 23c-34 89-76 201-247 201h-92c-14 0-17 0-23 0-8-2-11-2-11-11 0-3 0-3 3-22z">
            <text:p/>
          </draw:path>
          <draw:polygon draw:style-name="gr2" draw:layer="layout" svg:width="0.133cm" svg:height="0.982cm" svg:x="27.348cm" svg:y="14.417cm" svg:viewBox="0 0 134 983" draw:points="134,0 0,0 0,39 95,39 95,944 0,944 0,983 134,983">
            <text:p/>
          </draw:polygon>
        </draw:g>
        <draw:g>
          <svg:title>TexMaths</svg:title>
          <svg:desc>28§display§L' = \widetilde{H}^e A \widetilde{H}^{e\dagger}§svg§600§FALSE§</svg:desc>
          <draw:polygon draw:style-name="gr1" draw:layer="layout" svg:width="5.949cm" svg:height="0.959cm" svg:x="13.05cm" svg:y="17.2cm" svg:viewBox="0 0 5950 960" draw:points="2974,960 0,960 0,0 5950,0 5950,960">
            <text:p/>
          </draw:polygon>
          <draw:path draw:style-name="gr2" draw:layer="layout" svg:width="0.593cm" svg:height="0.671cm" svg:x="13.089cm" svg:y="17.488cm" svg:viewBox="0 0 594 672" svg:d="m330 76c9-34 12-45 104-45 31 0 36 0 36-20 0-11-11-11-14-11-33 0-114 3-145 3s-101-3-132-3c-5 0-19 0-19 20 0 11 8 11 28 11 2 0 22 0 36 3 20 0 28 2 28 14 0 5 0 8-3 19l-134 529c-9 37-11 45-90 45-14 0-25 0-25 20 0 11 8 11 25 11h457c25 0 25 0 30-17l79-213c3-11 3-11 3-14s-3-11-12-11-8 6-16 22c-34 90-76 202-247 202h-92c-14 0-17 0-23 0-8-3-11-3-11-11 0-3 0-3 3-23z">
            <text:p/>
          </draw:path>
          <draw:path draw:style-name="gr2" draw:layer="layout" svg:width="0.173cm" svg:height="0.354cm" svg:x="13.753cm" svg:y="17.368cm" svg:viewBox="0 0 174 355" svg:d="m168 59c6-11 6-17 6-20 0-22-20-39-42-39-26 0-34 22-37 34l-92 296c0 3-3 11-3 11 0 9 22 14 28 14 3 0 6 0 8-11z">
            <text:p/>
          </draw:path>
          <draw:path draw:style-name="gr2" draw:layer="layout" svg:width="0.654cm" svg:height="0.229cm" svg:x="14.324cm" svg:y="17.799cm" svg:viewBox="0 0 655 230" svg:d="m622 39c14 0 33 0 33-19s-19-20-33-20h-588c-14 0-34 0-34 20s20 19 34 19zm0 191c14 0 33 0 33-20s-19-20-33-20h-588c-14 0-34 0-34 20s20 20 34 20z">
            <text:p/>
          </draw:path>
          <draw:path draw:style-name="gr2" draw:layer="layout" svg:width="0.545cm" svg:height="0.111cm" svg:x="15.539cm" svg:y="17.2cm" svg:viewBox="0 0 546 112" svg:d="m532 0c-48 39-101 70-151 70-39 0-67-17-101-36-28-17-59-34-98-34-25 0-50 8-73 17-19 11-39 22-56 36l-53 42 14 17c48-39 101-70 151-70 39 0 67 17 101 36 28 17 59 34 98 34 25 0 50-8 73-17 19-11 39-22 56-36l53-42z">
            <text:p/>
          </draw:path>
          <draw:path draw:style-name="gr2" draw:layer="layout" svg:width="0.828cm" svg:height="0.671cm" svg:x="15.346cm" svg:y="17.488cm" svg:viewBox="0 0 829 672" svg:d="m711 76c11-37 11-45 84-45 25 0 34 0 34-20 0-11-11-11-14-11-28 0-98 3-126 3s-98-3-126-3c-9 0-20 0-20 20 0 11 9 11 28 11 3 0 20 0 37 3 19 0 28 2 28 14 0 5-3 5-6 19l-59 241h-299l58-232c9-37 12-45 82-45 25 0 33 0 33-20 0-11-11-11-14-11-28 0-98 3-126 3s-98-3-126-3c-8 0-19 0-19 20 0 11 8 11 28 11 2 0 22 0 36 3 20 0 28 2 28 14 0 5 0 8-3 19l-134 529c-9 37-11 45-90 45-17 0-25 0-25 20 0 11 11 11 14 11 28 0 98-3 126-3 20 0 42 0 62 0 22 0 44 3 64 3 8 0 20 0 20-20 0-11-9-11-28-11-37 0-65 0-65-17 0-5 3-11 3-17l67-268h300c-39 162-62 254-67 271-9 31-28 31-90 31-14 0-22 0-22 20 0 11 11 11 14 11 25 0 95-3 123-3 22 0 42 0 64 0 20 0 42 3 65 3 5 0 19 0 19-20 0-11-11-11-28-11-36 0-64 0-64-17 0-5 3-11 3-17z">
            <text:p/>
          </draw:path>
          <draw:path draw:style-name="gr2" draw:layer="layout" svg:width="0.293cm" svg:height="0.31cm" svg:x="16.253cm" svg:y="17.449cm" svg:viewBox="0 0 294 311" svg:d="m109 146c20 0 73 0 109-14 51-17 62-51 62-70 0-40-39-62-87-62-81 0-193 64-193 182 0 70 42 129 123 129 118 0 171-68 171-79 0-2-6-11-11-11-3 0-6 0-11 6-54 64-135 64-146 64-42 0-70-28-70-84 0-8 0-22 8-61zm-39-17c28-101 104-109 123-109 31 0 56 14 56 42 0 67-115 67-145 67z">
            <text:p/>
          </draw:path>
          <draw:path draw:style-name="gr2" draw:layer="layout" svg:width="0.674cm" svg:height="0.704cm" svg:x="16.662cm" svg:y="17.455cm" svg:viewBox="0 0 675 705" svg:d="m143 591c-39 67-79 81-123 84-12 0-20 0-20 19 0 6 6 11 14 11 25 0 56-2 84-2 31 0 67 2 98 2 6 0 20 0 20-19 0-11-12-11-17-11-23-3-48-12-48-37 0-11 9-22 14-36l76-126h246c3 22 17 157 17 165 0 31-50 34-70 34-14 0-25 0-25 19 0 11 11 11 14 11 42 0 84-2 123-2 25 0 87 2 112 2 6 0 17 0 17-19 0-11-9-11-23-11-61 0-61-9-64-37l-59-616c-3-19-3-22-19-22s-20 6-26 17zm117-143 194-325 30 325z">
            <text:p/>
          </draw:path>
          <draw:path draw:style-name="gr2" draw:layer="layout" svg:width="0.545cm" svg:height="0.111cm" svg:x="17.597cm" svg:y="17.2cm" svg:viewBox="0 0 546 112" svg:d="m532 0c-48 39-101 70-151 70-39 0-67-17-101-36-28-17-59-34-98-34-25 0-50 8-73 17-19 11-39 22-56 36l-53 42 14 17c48-39 101-70 151-70 39 0 67 17 101 36 28 17 59 34 98 34 25 0 50-8 73-17 19-11 39-22 56-36l53-42z">
            <text:p/>
          </draw:path>
          <draw:path draw:style-name="gr2" draw:layer="layout" svg:width="0.828cm" svg:height="0.671cm" svg:x="17.404cm" svg:y="17.488cm" svg:viewBox="0 0 829 672" svg:d="m711 76c11-37 11-45 84-45 25 0 34 0 34-20 0-11-11-11-14-11-28 0-98 3-126 3s-98-3-126-3c-9 0-20 0-20 20 0 11 9 11 28 11 3 0 20 0 37 3 19 0 28 2 28 14 0 5-3 5-6 19l-59 241h-299l58-232c9-37 12-45 82-45 25 0 33 0 33-20 0-11-11-11-14-11-28 0-98 3-126 3s-98-3-126-3c-8 0-19 0-19 20 0 11 8 11 28 11 2 0 22 0 36 3 20 0 28 2 28 14 0 5 0 8-3 19l-134 529c-9 37-11 45-90 45-17 0-25 0-25 20 0 11 11 11 14 11 28 0 98-3 126-3 20 0 42 0 62 0 22 0 44 3 64 3 8 0 20 0 20-20 0-11-9-11-28-11-37 0-65 0-65-17 0-5 3-11 3-17l67-268h300c-39 162-62 254-67 271-9 31-28 31-90 31-14 0-22 0-22 20 0 11 11 11 14 11 25 0 95-3 123-3 22 0 42 0 64 0 20 0 42 3 65 3 5 0 19 0 19-20 0-11-11-11-28-11-36 0-64 0-64-17 0-5 3-11 3-17z">
            <text:p/>
          </draw:path>
          <draw:path draw:style-name="gr2" draw:layer="layout" svg:width="0.293cm" svg:height="0.31cm" svg:x="18.311cm" svg:y="17.449cm" svg:viewBox="0 0 294 311" svg:d="m109 146c20 0 73 0 109-14 51-17 62-51 62-70 0-40-39-62-87-62-81 0-193 64-193 182 0 70 42 129 123 129 118 0 171-68 171-79 0-2-6-11-11-11-3 0-6 0-11 6-54 64-135 64-146 64-42 0-70-28-70-84 0-8 0-22 8-61zm-39-17c28-101 104-109 123-109 31 0 56 14 56 42 0 67-115 67-145 67z">
            <text:p/>
          </draw:path>
          <draw:path draw:style-name="gr2" draw:layer="layout" svg:width="0.254cm" svg:height="0.632cm" svg:x="18.692cm" svg:y="17.267cm" svg:viewBox="0 0 255 633" svg:d="m134 196c12 3 20 3 40 8 22 6 39 12 50 12 28 0 31-23 31-28s-3-26-31-26c-11 0-28 3-50 9-20 5-28 5-40 8 3-25 9-53 12-75 2-14 8-48 8-73 0-20-8-31-25-31s-28 8-28 31 5 59 8 81c3 8 9 42 11 67-11-3-19-3-39-8-22-6-39-9-50-9-28 0-31 20-31 26s3 28 31 28c11 0 28-6 50-12 20-5 28-5 39-8-2 20-8 39-11 56-8 42-8 47-8 81 0 134 14 274 14 288 3 6 3 12 14 12 8 0 8-6 11-14 0 0 6-62 8-104 3-59 6-120 6-182 0-34 0-39-8-84-3-8-9-33-12-53z">
            <text:p/>
          </draw:path>
        </draw:g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2" draw:layer="layout" svg:width="25.199cm" svg:height="7.906cm" svg:x="1.4cm" svg:y="2.8cm" presentation:class="title" presentation:user-transformed="true">
          <draw:text-box>
            <text:p text:style-name="P1"><text:span text:style-name="T1">Exploring the Dynamical Behaviour of Spin Waves Through Energy Absorption Interferometry</text:span></text:p>
          </draw:text-box>
        </draw:frame>
        <draw:frame draw:style-name="gr4" draw:text-style-name="P4" draw:layer="layout" svg:width="11.6cm" svg:height="2.562cm" svg:x="11.6cm" svg:y="12.438cm">
          <draw:text-box>
            <text:p text:style-name="P3"><text:span text:style-name="T2">Felix Bigg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Introductio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General technique, based on partially coherent energy absorption</text:p>
              </text:list-item>
              <text:list-item>
                <text:p>Used previously on electric dipoles – here will be applied to magnetic</text:p>
              </text:list-item>
              <text:list-item>
                <text:p>Spin waves – large static field aligns and smaller time varying exci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EAI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he excitation is caused by phase-locked sources</text:p>
              </text:list-item>
              <text:list-item>
                <text:p>P(<text:span text:style-name="T4">Δϕ</text:span><text:span text:style-name="T5">) measured → fringe → complex visibility</text:span></text:p>
              </text:list-item>
              <text:list-item>
                <text:p><text:span text:style-name="T5">Source positions varied, EAI then reconstructs modes of system</text:span></text:p>
              </text:list-item>
              <text:list-item>
                <text:p><text:span text:style-name="T5">Requires only P! So widely applicable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Methodology</text:span>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I. Discretise system (always possible using DDA)</text:p>
              </text:list-item>
              <text:list-item>
                <text:p>Calculate response matrix of given system</text:p>
              </text:list-item>
              <text:list-item>
                <text:p>Simulate its response to given sources</text:p>
              </text:list-item>
              <text:list-item>
                <text:p>II. Use EAI to reconstruct response</text:p>
              </text:list-item>
              <text:list-item>
                <text:p>III. Investigate system properties furth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Theory of Magnetic Dipol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volve according to Landau-... equation</text:p>
              </text:list-item>
              <text:list-item>
                <text:p>******</text:p>
              </text:list-item>
              <text:list-item>
                <text:p>For single dipole, response dyad (similar to tensor):</text:p>
              </text:list-item>
              <text:list-item>
                <text:p>****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Power Absorbed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Power is the trace:</text:p>
              </text:list-item>
              <text:list-item>
                <text:p>***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Discrete Versio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se greens function (***) from sources</text:p>
              </text:list-item>
              <text:list-item>
                <text:p>Set up h^ext E C^2n containing complex amplitude of n dipoles</text:p>
              </text:list-item>
              <text:list-item>
                <text:p>Then apply coupling and scattering to get h^tot</text:p>
              </text:list-item>
              <text:list-item>
                <text:p>Now calculate power absorbed</text:p>
              </text:list-item>
              <text:list-item>
                <text:p>Measure a fring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Side note: Positive Power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Looking at equations we see there are solutions giving negative power absorption (opposite direction rotation)</text:p>
              </text:list-item>
              <text:list-item>
                <text:p>Ie S has -ve and +ve eigenvalues for w&gt;w_0</text:p>
              </text:list-item>
              <text:list-item>
                <text:p>However we are mainfestly in the steady state regieme</text:p>
              </text:list-item>
              <text:list-item>
                <text:p>These excitations would be 'damped out' in practice, so we remove them.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 text:style-name="P7"><text:span text:style-name="T6">Side note: Positive Power 2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This is done simply be decomposing the field at each dipole:</text:p>
              </text:list-item>
              <text:list-item>
                <text:p>h^tot_i = a(1,i) + b(1,-i)</text:p>
              </text:list-item>
              <text:list-item>
                <text:p>Then set h^tot_i_ss = a(1,i)</text:p>
              </text:list-item>
              <text:list-item>
                <text:p/>
              </text:list-item>
              <text:list-item>
                <text:p>Is this definitely allowed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Example Absorption: 1 Dipole, 1 Sourc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cfe7f5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fe7f5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5T14:32:11</meta:creation-date>
    <dc:date>2015-04-25T15:58:26</dc:date>
    <meta:editing-duration>PT59M54S</meta:editing-duration>
    <meta:editing-cycles>5</meta:editing-cycles>
    <meta:generator>LibreOffice/4.0.4.2$MacOSX_x86 LibreOffice_project/9e9821abd0ffdbc09cd8c52eaa574fa09eb08f2</meta:generator>
    <meta:document-statistic meta:object-count="289"/>
  </office:meta>
</office:document-meta>
</file>